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440" table:style-name="ta1">
        <table:shapes>
          <draw:frame draw:z-index="0" draw:style-name="gr1" draw:text-style-name="P1" svg:width="53.842cm" svg:height="26.973cm" svg:x="45.293cm" svg:y="0.452cm">
            <draw:object draw:notify-on-update-of-ranges="main_method_benchmark_R440.G1:main_method_benchmark_R440.G1 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K1:main_method_benchmark_R440.K1 main_method_benchmark_R440.K2:main_method_benchmark_R440.K69 main_method_benchmark_R440.L1:main_method_benchmark_R440.L1 main_method_benchmark_R440.L2:main_method_benchmark_R440.L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6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BenchmarkI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table:style-name="Default" office:value-type="string" calcext:value-type="string">
            <text:p>Total-Time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2]; &quot;-SF-&quot;; [.C2]; &quot;-&quot;; [.D2])" office:value-type="string" office:string-value="filter_query_int_rest_1-SF-1-non-vectorised" calcext:value-type="string">
            <text:p>filter_query_int_rest_1-SF-1-non-vectorised</text:p>
          </table:table-cell>
          <table:table-cell office:value-type="float" office:value="1092" calcext:value-type="float">
            <text:p>1092.0</text:p>
          </table:table-cell>
          <table:table-cell office:value-type="float" office:value="39.7" calcext:value-type="float">
            <text:p>39.7</text:p>
          </table:table-cell>
          <table:table-cell office:value-type="float" office:value="9.4" calcext:value-type="float">
            <text:p>9.4</text:p>
          </table:table-cell>
          <table:table-cell office:value-type="float" office:value="234.5" calcext:value-type="float">
            <text:p>234.5</text:p>
          </table:table-cell>
          <table:table-cell table:formula="of:=[.M2]-SUM([.H2:.K2])" office:value-type="float" office:value="597.5" calcext:value-type="float">
            <text:p>597.5</text:p>
          </table:table-cell>
          <table:table-cell office:value-type="float" office:value="1973.1" calcext:value-type="float">
            <text:p>1973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3]; &quot;-SF-&quot;; [.C3]; &quot;-&quot;; [.D3])" office:value-type="string" office:string-value="filter_query_int_rest_1-SF-1-vectorised" calcext:value-type="string">
            <text:p>filter_query_int_rest_1-SF-1-vectorised</text:p>
          </table:table-cell>
          <table:table-cell office:value-type="float" office:value="1083.9" calcext:value-type="float">
            <text:p>1083.9</text:p>
          </table:table-cell>
          <table:table-cell office:value-type="float" office:value="39.8" calcext:value-type="float">
            <text:p>39.8</text:p>
          </table:table-cell>
          <table:table-cell office:value-type="float" office:value="9.9" calcext:value-type="float">
            <text:p>9.9</text:p>
          </table:table-cell>
          <table:table-cell office:value-type="float" office:value="189.5" calcext:value-type="float">
            <text:p>189.5</text:p>
          </table:table-cell>
          <table:table-cell table:formula="of:=[.M3]-SUM([.H3:.K3])" office:value-type="float" office:value="573.5" calcext:value-type="float">
            <text:p>573.5</text:p>
          </table:table-cell>
          <table:table-cell office:value-type="float" office:value="1896.6" calcext:value-type="float">
            <text:p>1896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4]; &quot;-SF-&quot;; [.C4]; &quot;-&quot;; [.D4])" office:value-type="string" office:string-value="filter_query_int_rest_1-SF-10-non-vectorised" calcext:value-type="string">
            <text:p>filter_query_int_rest_1-SF-10-non-vectorised</text:p>
          </table:table-cell>
          <table:table-cell office:value-type="float" office:value="1089.9" calcext:value-type="float">
            <text:p>1089.9</text:p>
          </table:table-cell>
          <table:table-cell office:value-type="float" office:value="42.5" calcext:value-type="float">
            <text:p>42.5</text:p>
          </table:table-cell>
          <table:table-cell office:value-type="float" office:value="9.6" calcext:value-type="float">
            <text:p>9.6</text:p>
          </table:table-cell>
          <table:table-cell office:value-type="float" office:value="1469.7" calcext:value-type="float">
            <text:p>1469.7</text:p>
          </table:table-cell>
          <table:table-cell table:formula="of:=[.M4]-SUM([.H4:.K4])" office:value-type="float" office:value="581.8" calcext:value-type="float">
            <text:p>581.8</text:p>
          </table:table-cell>
          <table:table-cell office:value-type="float" office:value="3193.5" calcext:value-type="float">
            <text:p>3193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5]; &quot;-SF-&quot;; [.C5]; &quot;-&quot;; [.D5])" office:value-type="string" office:string-value="filter_query_int_rest_1-SF-10-vectorised" calcext:value-type="string">
            <text:p>filter_query_int_rest_1-SF-10-vectorised</text:p>
          </table:table-cell>
          <table:table-cell office:value-type="float" office:value="1094.2" calcext:value-type="float">
            <text:p>1094.2</text:p>
          </table:table-cell>
          <table:table-cell office:value-type="float" office:value="42.7" calcext:value-type="float">
            <text:p>42.7</text:p>
          </table:table-cell>
          <table:table-cell office:value-type="float" office:value="10.3" calcext:value-type="float">
            <text:p>10.3</text:p>
          </table:table-cell>
          <table:table-cell office:value-type="float" office:value="870.9" calcext:value-type="float">
            <text:p>870.9</text:p>
          </table:table-cell>
          <table:table-cell table:formula="of:=[.M5]-SUM([.H5:.K5])" office:value-type="float" office:value="587.8" calcext:value-type="float">
            <text:p>587.8</text:p>
          </table:table-cell>
          <table:table-cell office:value-type="float" office:value="2605.9" calcext:value-type="float">
            <text:p>2605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]; &quot;-SF-&quot;; [.C6]; &quot;-&quot;; [.D6])" office:value-type="string" office:string-value="filter_query_int_rest_1-SF-20-non-vectorised" calcext:value-type="string">
            <text:p>filter_query_int_rest_1-SF-20-non-vectorised</text:p>
          </table:table-cell>
          <table:table-cell office:value-type="float" office:value="1098.9" calcext:value-type="float">
            <text:p>1098.9</text:p>
          </table:table-cell>
          <table:table-cell office:value-type="float" office:value="45.9" calcext:value-type="float">
            <text:p>45.9</text:p>
          </table:table-cell>
          <table:table-cell office:value-type="float" office:value="9.7" calcext:value-type="float">
            <text:p>9.7</text:p>
          </table:table-cell>
          <table:table-cell office:value-type="float" office:value="2725.4" calcext:value-type="float">
            <text:p>2725.4</text:p>
          </table:table-cell>
          <table:table-cell table:formula="of:=[.M6]-SUM([.H6:.K6])" office:value-type="float" office:value="597" calcext:value-type="float">
            <text:p>597.0</text:p>
          </table:table-cell>
          <table:table-cell office:value-type="float" office:value="4476.9" calcext:value-type="float">
            <text:p>4476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7]; &quot;-SF-&quot;; [.C7]; &quot;-&quot;; [.D7])" office:value-type="string" office:string-value="filter_query_int_rest_1-SF-20-vectorised" calcext:value-type="string">
            <text:p>filter_query_int_rest_1-SF-20-vectorised</text:p>
          </table:table-cell>
          <table:table-cell office:value-type="float" office:value="1098" calcext:value-type="float">
            <text:p>1098.0</text:p>
          </table:table-cell>
          <table:table-cell office:value-type="float" office:value="46" calcext:value-type="float">
            <text:p>46.0</text:p>
          </table:table-cell>
          <table:table-cell office:value-type="float" office:value="10.2" calcext:value-type="float">
            <text:p>10.2</text:p>
          </table:table-cell>
          <table:table-cell office:value-type="float" office:value="1580" calcext:value-type="float">
            <text:p>1580.0</text:p>
          </table:table-cell>
          <table:table-cell table:formula="of:=[.M7]-SUM([.H7:.K7])" office:value-type="float" office:value="593.1" calcext:value-type="float">
            <text:p>593.1</text:p>
          </table:table-cell>
          <table:table-cell office:value-type="float" office:value="3327.3" calcext:value-type="float">
            <text:p>3327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]; &quot;-SF-&quot;; [.C8]; &quot;-&quot;; [.D8])" office:value-type="string" office:string-value="filter_query_int_rest_2-SF-1-non-vectorised" calcext:value-type="string">
            <text:p>filter_query_int_rest_2-SF-1-non-vectorised</text:p>
          </table:table-cell>
          <table:table-cell office:value-type="float" office:value="1087.8" calcext:value-type="float">
            <text:p>1087.8</text:p>
          </table:table-cell>
          <table:table-cell office:value-type="float" office:value="40.3" calcext:value-type="float">
            <text:p>40.3</text:p>
          </table:table-cell>
          <table:table-cell office:value-type="float" office:value="10" calcext:value-type="float">
            <text:p>10.0</text:p>
          </table:table-cell>
          <table:table-cell office:value-type="float" office:value="232.2" calcext:value-type="float">
            <text:p>232.2</text:p>
          </table:table-cell>
          <table:table-cell table:formula="of:=[.M8]-SUM([.H8:.K8])" office:value-type="float" office:value="585.4" calcext:value-type="float">
            <text:p>585.4</text:p>
          </table:table-cell>
          <table:table-cell office:value-type="float" office:value="1955.7" calcext:value-type="float">
            <text:p>1955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9]; &quot;-SF-&quot;; [.C9]; &quot;-&quot;; [.D9])" office:value-type="string" office:string-value="filter_query_int_rest_2-SF-1-vectorised" calcext:value-type="string">
            <text:p>filter_query_int_rest_2-SF-1-vectorised</text:p>
          </table:table-cell>
          <table:table-cell office:value-type="float" office:value="1085.2" calcext:value-type="float">
            <text:p>1085.2</text:p>
          </table:table-cell>
          <table:table-cell office:value-type="float" office:value="39.9" calcext:value-type="float">
            <text:p>39.9</text:p>
          </table:table-cell>
          <table:table-cell office:value-type="float" office:value="10.1" calcext:value-type="float">
            <text:p>10.1</text:p>
          </table:table-cell>
          <table:table-cell office:value-type="float" office:value="204.7" calcext:value-type="float">
            <text:p>204.7</text:p>
          </table:table-cell>
          <table:table-cell table:formula="of:=[.M9]-SUM([.H9:.K9])" office:value-type="float" office:value="571.5" calcext:value-type="float">
            <text:p>571.5</text:p>
          </table:table-cell>
          <table:table-cell office:value-type="float" office:value="1911.4" calcext:value-type="float">
            <text:p>1911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]; &quot;-SF-&quot;; [.C10]; &quot;-&quot;; [.D10])" office:value-type="string" office:string-value="filter_query_int_rest_2-SF-10-non-vectorised" calcext:value-type="string">
            <text:p>filter_query_int_rest_2-SF-10-non-vectorised</text:p>
          </table:table-cell>
          <table:table-cell office:value-type="float" office:value="1100.9" calcext:value-type="float">
            <text:p>1100.9</text:p>
          </table:table-cell>
          <table:table-cell office:value-type="float" office:value="43.7" calcext:value-type="float">
            <text:p>43.7</text:p>
          </table:table-cell>
          <table:table-cell office:value-type="float" office:value="10" calcext:value-type="float">
            <text:p>10.0</text:p>
          </table:table-cell>
          <table:table-cell office:value-type="float" office:value="1566.7" calcext:value-type="float">
            <text:p>1566.7</text:p>
          </table:table-cell>
          <table:table-cell table:formula="of:=[.M10]-SUM([.H10:.K10])" office:value-type="float" office:value="582" calcext:value-type="float">
            <text:p>582.0</text:p>
          </table:table-cell>
          <table:table-cell office:value-type="float" office:value="3303.3" calcext:value-type="float">
            <text:p>3303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1]; &quot;-SF-&quot;; [.C11]; &quot;-&quot;; [.D11])" office:value-type="string" office:string-value="filter_query_int_rest_2-SF-10-vectorised" calcext:value-type="string">
            <text:p>filter_query_int_rest_2-SF-10-vectorised</text:p>
          </table:table-cell>
          <table:table-cell office:value-type="float" office:value="1087.2" calcext:value-type="float">
            <text:p>1087.2</text:p>
          </table:table-cell>
          <table:table-cell office:value-type="float" office:value="43.4" calcext:value-type="float">
            <text:p>43.4</text:p>
          </table:table-cell>
          <table:table-cell office:value-type="float" office:value="10.2" calcext:value-type="float">
            <text:p>10.2</text:p>
          </table:table-cell>
          <table:table-cell office:value-type="float" office:value="940.2" calcext:value-type="float">
            <text:p>940.2</text:p>
          </table:table-cell>
          <table:table-cell table:formula="of:=[.M11]-SUM([.H11:.K11])" office:value-type="float" office:value="587.1" calcext:value-type="float">
            <text:p>587.1</text:p>
          </table:table-cell>
          <table:table-cell office:value-type="float" office:value="2668.1" calcext:value-type="float">
            <text:p>2668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2]; &quot;-SF-&quot;; [.C12]; &quot;-&quot;; [.D12])" office:value-type="string" office:string-value="filter_query_int_rest_2-SF-20-non-vectorised" calcext:value-type="string">
            <text:p>filter_query_int_rest_2-SF-20-non-vectorised</text:p>
          </table:table-cell>
          <table:table-cell office:value-type="float" office:value="1102.3" calcext:value-type="float">
            <text:p>1102.3</text:p>
          </table:table-cell>
          <table:table-cell office:value-type="float" office:value="46.9" calcext:value-type="float">
            <text:p>46.9</text:p>
          </table:table-cell>
          <table:table-cell office:value-type="float" office:value="10.7" calcext:value-type="float">
            <text:p>10.7</text:p>
          </table:table-cell>
          <table:table-cell office:value-type="float" office:value="2890.3" calcext:value-type="float">
            <text:p>2890.3</text:p>
          </table:table-cell>
          <table:table-cell table:formula="of:=[.M12]-SUM([.H12:.K12])" office:value-type="float" office:value="597.8" calcext:value-type="float">
            <text:p>597.8</text:p>
          </table:table-cell>
          <table:table-cell office:value-type="float" office:value="4648" calcext:value-type="float">
            <text:p>4648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3]; &quot;-SF-&quot;; [.C13]; &quot;-&quot;; [.D13])" office:value-type="string" office:string-value="filter_query_int_rest_2-SF-20-vectorised" calcext:value-type="string">
            <text:p>filter_query_int_rest_2-SF-20-vectorised</text:p>
          </table:table-cell>
          <table:table-cell office:value-type="float" office:value="1101" calcext:value-type="float">
            <text:p>1101.0</text:p>
          </table:table-cell>
          <table:table-cell office:value-type="float" office:value="45.5" calcext:value-type="float">
            <text:p>45.5</text:p>
          </table:table-cell>
          <table:table-cell office:value-type="float" office:value="9.8" calcext:value-type="float">
            <text:p>9.8</text:p>
          </table:table-cell>
          <table:table-cell office:value-type="float" office:value="1619.9" calcext:value-type="float">
            <text:p>1619.9</text:p>
          </table:table-cell>
          <table:table-cell table:formula="of:=[.M13]-SUM([.H13:.K13])" office:value-type="float" office:value="593.8" calcext:value-type="float">
            <text:p>593.8</text:p>
          </table:table-cell>
          <table:table-cell office:value-type="float" office:value="3370" calcext:value-type="float">
            <text:p>3370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4]; &quot;-SF-&quot;; [.C14]; &quot;-&quot;; [.D14])" office:value-type="string" office:string-value="filter_query_int_rest_3-SF-1-non-vectorised" calcext:value-type="string">
            <text:p>filter_query_int_rest_3-SF-1-non-vectorised</text:p>
          </table:table-cell>
          <table:table-cell office:value-type="float" office:value="1098.5" calcext:value-type="float">
            <text:p>1098.5</text:p>
          </table:table-cell>
          <table:table-cell office:value-type="float" office:value="40.1" calcext:value-type="float">
            <text:p>40.1</text:p>
          </table:table-cell>
          <table:table-cell office:value-type="float" office:value="10" calcext:value-type="float">
            <text:p>10.0</text:p>
          </table:table-cell>
          <table:table-cell office:value-type="float" office:value="244.9" calcext:value-type="float">
            <text:p>244.9</text:p>
          </table:table-cell>
          <table:table-cell table:formula="of:=[.M14]-SUM([.H14:.K14])" office:value-type="float" office:value="597.6" calcext:value-type="float">
            <text:p>597.6</text:p>
          </table:table-cell>
          <table:table-cell office:value-type="float" office:value="1991.1" calcext:value-type="float">
            <text:p>1991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5]; &quot;-SF-&quot;; [.C15]; &quot;-&quot;; [.D15])" office:value-type="string" office:string-value="filter_query_int_rest_3-SF-1-vectorised" calcext:value-type="string">
            <text:p>filter_query_int_rest_3-SF-1-vectorised</text:p>
          </table:table-cell>
          <table:table-cell office:value-type="float" office:value="1092.5" calcext:value-type="float">
            <text:p>1092.5</text:p>
          </table:table-cell>
          <table:table-cell office:value-type="float" office:value="40" calcext:value-type="float">
            <text:p>40.0</text:p>
          </table:table-cell>
          <table:table-cell office:value-type="float" office:value="10.4" calcext:value-type="float">
            <text:p>10.4</text:p>
          </table:table-cell>
          <table:table-cell office:value-type="float" office:value="226.9" calcext:value-type="float">
            <text:p>226.9</text:p>
          </table:table-cell>
          <table:table-cell table:formula="of:=[.M15]-SUM([.H15:.K15])" office:value-type="float" office:value="589.7" calcext:value-type="float">
            <text:p>589.7</text:p>
          </table:table-cell>
          <table:table-cell office:value-type="float" office:value="1959.5" calcext:value-type="float">
            <text:p>1959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6]; &quot;-SF-&quot;; [.C16]; &quot;-&quot;; [.D16])" office:value-type="string" office:string-value="filter_query_int_rest_3-SF-10-non-vectorised" calcext:value-type="string">
            <text:p>filter_query_int_rest_3-SF-10-non-vectorised</text:p>
          </table:table-cell>
          <table:table-cell office:value-type="float" office:value="1093.8" calcext:value-type="float">
            <text:p>1093.8</text:p>
          </table:table-cell>
          <table:table-cell office:value-type="float" office:value="43" calcext:value-type="float">
            <text:p>43.0</text:p>
          </table:table-cell>
          <table:table-cell office:value-type="float" office:value="9.9" calcext:value-type="float">
            <text:p>9.9</text:p>
          </table:table-cell>
          <table:table-cell office:value-type="float" office:value="1614.4" calcext:value-type="float">
            <text:p>1614.4</text:p>
          </table:table-cell>
          <table:table-cell table:formula="of:=[.M16]-SUM([.H16:.K16])" office:value-type="float" office:value="590.7" calcext:value-type="float">
            <text:p>590.7</text:p>
          </table:table-cell>
          <table:table-cell office:value-type="float" office:value="3351.8" calcext:value-type="float">
            <text:p>3351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7]; &quot;-SF-&quot;; [.C17]; &quot;-&quot;; [.D17])" office:value-type="string" office:string-value="filter_query_int_rest_3-SF-10-vectorised" calcext:value-type="string">
            <text:p>filter_query_int_rest_3-SF-10-vectorised</text:p>
          </table:table-cell>
          <table:table-cell office:value-type="float" office:value="1087.4" calcext:value-type="float">
            <text:p>1087.4</text:p>
          </table:table-cell>
          <table:table-cell office:value-type="float" office:value="43.1" calcext:value-type="float">
            <text:p>43.1</text:p>
          </table:table-cell>
          <table:table-cell office:value-type="float" office:value="9.8" calcext:value-type="float">
            <text:p>9.8</text:p>
          </table:table-cell>
          <table:table-cell office:value-type="float" office:value="1156.2" calcext:value-type="float">
            <text:p>1156.2</text:p>
          </table:table-cell>
          <table:table-cell table:formula="of:=[.M17]-SUM([.H17:.K17])" office:value-type="float" office:value="591.9" calcext:value-type="float">
            <text:p>591.9</text:p>
          </table:table-cell>
          <table:table-cell office:value-type="float" office:value="2888.4" calcext:value-type="float">
            <text:p>2888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8]; &quot;-SF-&quot;; [.C18]; &quot;-&quot;; [.D18])" office:value-type="string" office:string-value="filter_query_int_rest_3-SF-20-non-vectorised" calcext:value-type="string">
            <text:p>filter_query_int_rest_3-SF-20-non-vectorised</text:p>
          </table:table-cell>
          <table:table-cell office:value-type="float" office:value="1101.5" calcext:value-type="float">
            <text:p>1101.5</text:p>
          </table:table-cell>
          <table:table-cell office:value-type="float" office:value="45.5" calcext:value-type="float">
            <text:p>45.5</text:p>
          </table:table-cell>
          <table:table-cell office:value-type="float" office:value="9.6" calcext:value-type="float">
            <text:p>9.6</text:p>
          </table:table-cell>
          <table:table-cell office:value-type="float" office:value="3092.9" calcext:value-type="float">
            <text:p>3092.9</text:p>
          </table:table-cell>
          <table:table-cell table:formula="of:=[.M18]-SUM([.H18:.K18])" office:value-type="float" office:value="590.6" calcext:value-type="float">
            <text:p>590.6</text:p>
          </table:table-cell>
          <table:table-cell office:value-type="float" office:value="4840.1" calcext:value-type="float">
            <text:p>4840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9]; &quot;-SF-&quot;; [.C19]; &quot;-&quot;; [.D19])" office:value-type="string" office:string-value="filter_query_int_rest_3-SF-20-vectorised" calcext:value-type="string">
            <text:p>filter_query_int_rest_3-SF-20-vectorised</text:p>
          </table:table-cell>
          <table:table-cell office:value-type="float" office:value="1097.1" calcext:value-type="float">
            <text:p>1097.1</text:p>
          </table:table-cell>
          <table:table-cell office:value-type="float" office:value="46.1" calcext:value-type="float">
            <text:p>46.1</text:p>
          </table:table-cell>
          <table:table-cell office:value-type="float" office:value="9.8" calcext:value-type="float">
            <text:p>9.8</text:p>
          </table:table-cell>
          <table:table-cell office:value-type="float" office:value="2141.3" calcext:value-type="float">
            <text:p>2141.3</text:p>
          </table:table-cell>
          <table:table-cell table:formula="of:=[.M19]-SUM([.H19:.K19])" office:value-type="float" office:value="598.3" calcext:value-type="float">
            <text:p>598.3</text:p>
          </table:table-cell>
          <table:table-cell office:value-type="float" office:value="3892.6" calcext:value-type="float">
            <text:p>3892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0]; &quot;-SF-&quot;; [.C20]; &quot;-&quot;; [.D20])" office:value-type="string" office:string-value="aggregation_query_int_keys_2-SF-1-non-vectorised" calcext:value-type="string">
            <text:p>aggregation_query_int_keys_2-SF-1-non-vectorised</text:p>
          </table:table-cell>
          <table:table-cell office:value-type="float" office:value="1097.3" calcext:value-type="float">
            <text:p>1097.3</text:p>
          </table:table-cell>
          <table:table-cell office:value-type="float" office:value="43.3" calcext:value-type="float">
            <text:p>43.3</text:p>
          </table:table-cell>
          <table:table-cell office:value-type="float" office:value="22.9" calcext:value-type="float">
            <text:p>22.9</text:p>
          </table:table-cell>
          <table:table-cell office:value-type="float" office:value="373.8" calcext:value-type="float">
            <text:p>373.8</text:p>
          </table:table-cell>
          <table:table-cell table:formula="of:=[.M20]-SUM([.H20:.K20])" office:value-type="float" office:value="593.4" calcext:value-type="float">
            <text:p>593.4</text:p>
          </table:table-cell>
          <table:table-cell office:value-type="float" office:value="2130.7" calcext:value-type="float">
            <text:p>2130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1]; &quot;-SF-&quot;; [.C21]; &quot;-&quot;; [.D21])" office:value-type="string" office:string-value="aggregation_query_int_keys_2-SF-1-vectorised" calcext:value-type="string">
            <text:p>aggregation_query_int_keys_2-SF-1-vectorised</text:p>
          </table:table-cell>
          <table:table-cell office:value-type="float" office:value="1085.7" calcext:value-type="float">
            <text:p>1085.7</text:p>
          </table:table-cell>
          <table:table-cell office:value-type="float" office:value="42.6" calcext:value-type="float">
            <text:p>42.6</text:p>
          </table:table-cell>
          <table:table-cell office:value-type="float" office:value="24.3" calcext:value-type="float">
            <text:p>24.3</text:p>
          </table:table-cell>
          <table:table-cell office:value-type="float" office:value="341.2" calcext:value-type="float">
            <text:p>341.2</text:p>
          </table:table-cell>
          <table:table-cell table:formula="of:=[.M21]-SUM([.H21:.K21])" office:value-type="float" office:value="586.4" calcext:value-type="float">
            <text:p>586.4</text:p>
          </table:table-cell>
          <table:table-cell office:value-type="float" office:value="2080.2" calcext:value-type="float">
            <text:p>2080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2]; &quot;-SF-&quot;; [.C22]; &quot;-&quot;; [.D22])" office:value-type="string" office:string-value="aggregation_query_int_keys_2-SF-10-non-vectorised" calcext:value-type="string">
            <text:p>aggregation_query_int_keys_2-SF-10-non-vectorised</text:p>
          </table:table-cell>
          <table:table-cell office:value-type="float" office:value="1106.9" calcext:value-type="float">
            <text:p>1106.9</text:p>
          </table:table-cell>
          <table:table-cell office:value-type="float" office:value="45.7" calcext:value-type="float">
            <text:p>45.7</text:p>
          </table:table-cell>
          <table:table-cell office:value-type="float" office:value="22.2" calcext:value-type="float">
            <text:p>22.2</text:p>
          </table:table-cell>
          <table:table-cell office:value-type="float" office:value="2804.4" calcext:value-type="float">
            <text:p>2804.4</text:p>
          </table:table-cell>
          <table:table-cell table:formula="of:=[.M22]-SUM([.H22:.K22])" office:value-type="float" office:value="594" calcext:value-type="float">
            <text:p>594.0</text:p>
          </table:table-cell>
          <table:table-cell office:value-type="float" office:value="4573.2" calcext:value-type="float">
            <text:p>4573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3]; &quot;-SF-&quot;; [.C23]; &quot;-&quot;; [.D23])" office:value-type="string" office:string-value="aggregation_query_int_keys_2-SF-10-vectorised" calcext:value-type="string">
            <text:p>aggregation_query_int_keys_2-SF-10-vectorised</text:p>
          </table:table-cell>
          <table:table-cell office:value-type="float" office:value="1088.3" calcext:value-type="float">
            <text:p>1088.3</text:p>
          </table:table-cell>
          <table:table-cell office:value-type="float" office:value="45.3" calcext:value-type="float">
            <text:p>45.3</text:p>
          </table:table-cell>
          <table:table-cell office:value-type="float" office:value="23.3" calcext:value-type="float">
            <text:p>23.3</text:p>
          </table:table-cell>
          <table:table-cell office:value-type="float" office:value="2146.9" calcext:value-type="float">
            <text:p>2146.9</text:p>
          </table:table-cell>
          <table:table-cell table:formula="of:=[.M23]-SUM([.H23:.K23])" office:value-type="float" office:value="601.1" calcext:value-type="float">
            <text:p>601.1</text:p>
          </table:table-cell>
          <table:table-cell office:value-type="float" office:value="3904.9" calcext:value-type="float">
            <text:p>3904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4]; &quot;-SF-&quot;; [.C24]; &quot;-&quot;; [.D24])" office:value-type="string" office:string-value="aggregation_query_int_keys_2-SF-20-non-vectorised" calcext:value-type="string">
            <text:p>aggregation_query_int_keys_2-SF-20-non-vectorised</text:p>
          </table:table-cell>
          <table:table-cell office:value-type="float" office:value="1108.8" calcext:value-type="float">
            <text:p>1108.8</text:p>
          </table:table-cell>
          <table:table-cell office:value-type="float" office:value="48.8" calcext:value-type="float">
            <text:p>48.8</text:p>
          </table:table-cell>
          <table:table-cell office:value-type="float" office:value="22.4" calcext:value-type="float">
            <text:p>22.4</text:p>
          </table:table-cell>
          <table:table-cell office:value-type="float" office:value="5373.4" calcext:value-type="float">
            <text:p>5373.4</text:p>
          </table:table-cell>
          <table:table-cell table:formula="of:=[.M24]-SUM([.H24:.K24])" office:value-type="float" office:value="597.700000000001" calcext:value-type="float">
            <text:p>597.7</text:p>
          </table:table-cell>
          <table:table-cell office:value-type="float" office:value="7151.1" calcext:value-type="float">
            <text:p>7151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5]; &quot;-SF-&quot;; [.C25]; &quot;-&quot;; [.D25])" office:value-type="string" office:string-value="aggregation_query_int_keys_2-SF-20-vectorised" calcext:value-type="string">
            <text:p>aggregation_query_int_keys_2-SF-20-vectorised</text:p>
          </table:table-cell>
          <table:table-cell office:value-type="float" office:value="1095.9" calcext:value-type="float">
            <text:p>1095.9</text:p>
          </table:table-cell>
          <table:table-cell office:value-type="float" office:value="48.2" calcext:value-type="float">
            <text:p>48.2</text:p>
          </table:table-cell>
          <table:table-cell office:value-type="float" office:value="23.4" calcext:value-type="float">
            <text:p>23.4</text:p>
          </table:table-cell>
          <table:table-cell office:value-type="float" office:value="4137.1" calcext:value-type="float">
            <text:p>4137.1</text:p>
          </table:table-cell>
          <table:table-cell table:formula="of:=[.M25]-SUM([.H25:.K25])" office:value-type="float" office:value="598.9" calcext:value-type="float">
            <text:p>598.9</text:p>
          </table:table-cell>
          <table:table-cell office:value-type="float" office:value="5903.5" calcext:value-type="float">
            <text:p>5903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6]; &quot;-SF-&quot;; [.C26]; &quot;-&quot;; [.D26])" office:value-type="string" office:string-value="aggregation_query_int_keys_16-SF-1-non-vectorised" calcext:value-type="string">
            <text:p>aggregation_query_int_keys_16-SF-1-non-vectorised</text:p>
          </table:table-cell>
          <table:table-cell office:value-type="float" office:value="1086.7" calcext:value-type="float">
            <text:p>1086.7</text:p>
          </table:table-cell>
          <table:table-cell office:value-type="float" office:value="43.4" calcext:value-type="float">
            <text:p>43.4</text:p>
          </table:table-cell>
          <table:table-cell office:value-type="float" office:value="21.9" calcext:value-type="float">
            <text:p>21.9</text:p>
          </table:table-cell>
          <table:table-cell office:value-type="float" office:value="603.5" calcext:value-type="float">
            <text:p>603.5</text:p>
          </table:table-cell>
          <table:table-cell table:formula="of:=[.M26]-SUM([.H26:.K26])" office:value-type="float" office:value="585.5" calcext:value-type="float">
            <text:p>585.5</text:p>
          </table:table-cell>
          <table:table-cell office:value-type="float" office:value="2341" calcext:value-type="float">
            <text:p>2341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7]; &quot;-SF-&quot;; [.C27]; &quot;-&quot;; [.D27])" office:value-type="string" office:string-value="aggregation_query_int_keys_16-SF-1-vectorised" calcext:value-type="string">
            <text:p>aggregation_query_int_keys_16-SF-1-vectorised</text:p>
          </table:table-cell>
          <table:table-cell office:value-type="float" office:value="1089.4" calcext:value-type="float">
            <text:p>1089.4</text:p>
          </table:table-cell>
          <table:table-cell office:value-type="float" office:value="45.5" calcext:value-type="float">
            <text:p>45.5</text:p>
          </table:table-cell>
          <table:table-cell office:value-type="float" office:value="25.2" calcext:value-type="float">
            <text:p>25.2</text:p>
          </table:table-cell>
          <table:table-cell office:value-type="float" office:value="632" calcext:value-type="float">
            <text:p>632.0</text:p>
          </table:table-cell>
          <table:table-cell table:formula="of:=[.M27]-SUM([.H27:.K27])" office:value-type="float" office:value="591.4" calcext:value-type="float">
            <text:p>591.4</text:p>
          </table:table-cell>
          <table:table-cell office:value-type="float" office:value="2383.5" calcext:value-type="float">
            <text:p>2383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8]; &quot;-SF-&quot;; [.C28]; &quot;-&quot;; [.D28])" office:value-type="string" office:string-value="aggregation_query_int_keys_16-SF-10-non-vectorised" calcext:value-type="string">
            <text:p>aggregation_query_int_keys_16-SF-10-non-vectorised</text:p>
          </table:table-cell>
          <table:table-cell office:value-type="float" office:value="1098.1" calcext:value-type="float">
            <text:p>1098.1</text:p>
          </table:table-cell>
          <table:table-cell office:value-type="float" office:value="45.6" calcext:value-type="float">
            <text:p>45.6</text:p>
          </table:table-cell>
          <table:table-cell office:value-type="float" office:value="22.4" calcext:value-type="float">
            <text:p>22.4</text:p>
          </table:table-cell>
          <table:table-cell office:value-type="float" office:value="5079.9" calcext:value-type="float">
            <text:p>5079.9</text:p>
          </table:table-cell>
          <table:table-cell table:formula="of:=[.M28]-SUM([.H28:.K28])" office:value-type="float" office:value="597.9" calcext:value-type="float">
            <text:p>597.9</text:p>
          </table:table-cell>
          <table:table-cell office:value-type="float" office:value="6843.9" calcext:value-type="float">
            <text:p>6843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9]; &quot;-SF-&quot;; [.C29]; &quot;-&quot;; [.D29])" office:value-type="string" office:string-value="aggregation_query_int_keys_16-SF-10-vectorised" calcext:value-type="string">
            <text:p>aggregation_query_int_keys_16-SF-10-vectorised</text:p>
          </table:table-cell>
          <table:table-cell office:value-type="float" office:value="1091.2" calcext:value-type="float">
            <text:p>1091.2</text:p>
          </table:table-cell>
          <table:table-cell office:value-type="float" office:value="45.3" calcext:value-type="float">
            <text:p>45.3</text:p>
          </table:table-cell>
          <table:table-cell office:value-type="float" office:value="23.5" calcext:value-type="float">
            <text:p>23.5</text:p>
          </table:table-cell>
          <table:table-cell office:value-type="float" office:value="5156.8" calcext:value-type="float">
            <text:p>5156.8</text:p>
          </table:table-cell>
          <table:table-cell table:formula="of:=[.M29]-SUM([.H29:.K29])" office:value-type="float" office:value="598.9" calcext:value-type="float">
            <text:p>598.9</text:p>
          </table:table-cell>
          <table:table-cell office:value-type="float" office:value="6915.7" calcext:value-type="float">
            <text:p>691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0]; &quot;-SF-&quot;; [.C30]; &quot;-&quot;; [.D30])" office:value-type="string" office:string-value="aggregation_query_int_keys_16-SF-20-non-vectorised" calcext:value-type="string">
            <text:p>aggregation_query_int_keys_16-SF-20-non-vectorised</text:p>
          </table:table-cell>
          <table:table-cell office:value-type="float" office:value="1096.2" calcext:value-type="float">
            <text:p>1096.2</text:p>
          </table:table-cell>
          <table:table-cell office:value-type="float" office:value="48.4" calcext:value-type="float">
            <text:p>48.4</text:p>
          </table:table-cell>
          <table:table-cell office:value-type="float" office:value="20.6" calcext:value-type="float">
            <text:p>20.6</text:p>
          </table:table-cell>
          <table:table-cell office:value-type="float" office:value="12286.3" calcext:value-type="float">
            <text:p>12286.3</text:p>
          </table:table-cell>
          <table:table-cell table:formula="of:=[.M30]-SUM([.H30:.K30])" office:value-type="float" office:value="610.1" calcext:value-type="float">
            <text:p>610.1</text:p>
          </table:table-cell>
          <table:table-cell office:value-type="float" office:value="14061.6" calcext:value-type="float">
            <text:p>14061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1]; &quot;-SF-&quot;; [.C31]; &quot;-&quot;; [.D31])" office:value-type="string" office:string-value="aggregation_query_int_keys_16-SF-20-vectorised" calcext:value-type="string">
            <text:p>aggregation_query_int_keys_16-SF-20-vectorised</text:p>
          </table:table-cell>
          <table:table-cell office:value-type="float" office:value="1101.8" calcext:value-type="float">
            <text:p>1101.8</text:p>
          </table:table-cell>
          <table:table-cell office:value-type="float" office:value="48.5" calcext:value-type="float">
            <text:p>48.5</text:p>
          </table:table-cell>
          <table:table-cell office:value-type="float" office:value="25.3" calcext:value-type="float">
            <text:p>25.3</text:p>
          </table:table-cell>
          <table:table-cell office:value-type="float" office:value="12271.6" calcext:value-type="float">
            <text:p>12271.6</text:p>
          </table:table-cell>
          <table:table-cell table:formula="of:=[.M31]-SUM([.H31:.K31])" office:value-type="float" office:value="595.699999999999" calcext:value-type="float">
            <text:p>595.7</text:p>
          </table:table-cell>
          <table:table-cell office:value-type="float" office:value="14042.9" calcext:value-type="float">
            <text:p>14042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2]; &quot;-SF-&quot;; [.C32]; &quot;-&quot;; [.D32])" office:value-type="string" office:string-value="aggregation_query_int_keys_8192-SF-1-non-vectorised" calcext:value-type="string">
            <text:p>aggregation_query_int_keys_8192-SF-1-non-vectorised</text:p>
          </table:table-cell>
          <table:table-cell office:value-type="float" office:value="1092.2" calcext:value-type="float">
            <text:p>1092.2</text:p>
          </table:table-cell>
          <table:table-cell office:value-type="float" office:value="43.8" calcext:value-type="float">
            <text:p>43.8</text:p>
          </table:table-cell>
          <table:table-cell office:value-type="float" office:value="23.3" calcext:value-type="float">
            <text:p>23.3</text:p>
          </table:table-cell>
          <table:table-cell office:value-type="float" office:value="900.7" calcext:value-type="float">
            <text:p>900.7</text:p>
          </table:table-cell>
          <table:table-cell table:formula="of:=[.M32]-SUM([.H32:.K32])" office:value-type="float" office:value="577.6" calcext:value-type="float">
            <text:p>577.6</text:p>
          </table:table-cell>
          <table:table-cell office:value-type="float" office:value="2637.6" calcext:value-type="float">
            <text:p>2637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3]; &quot;-SF-&quot;; [.C33]; &quot;-&quot;; [.D33])" office:value-type="string" office:string-value="aggregation_query_int_keys_8192-SF-1-vectorised" calcext:value-type="string">
            <text:p>aggregation_query_int_keys_8192-SF-1-vectorised</text:p>
          </table:table-cell>
          <table:table-cell office:value-type="float" office:value="1083.5" calcext:value-type="float">
            <text:p>1083.5</text:p>
          </table:table-cell>
          <table:table-cell office:value-type="float" office:value="43.3" calcext:value-type="float">
            <text:p>43.3</text:p>
          </table:table-cell>
          <table:table-cell office:value-type="float" office:value="25.1" calcext:value-type="float">
            <text:p>25.1</text:p>
          </table:table-cell>
          <table:table-cell office:value-type="float" office:value="881.8" calcext:value-type="float">
            <text:p>881.8</text:p>
          </table:table-cell>
          <table:table-cell table:formula="of:=[.M33]-SUM([.H33:.K33])" office:value-type="float" office:value="577.7" calcext:value-type="float">
            <text:p>577.7</text:p>
          </table:table-cell>
          <table:table-cell office:value-type="float" office:value="2611.4" calcext:value-type="float">
            <text:p>2611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4]; &quot;-SF-&quot;; [.C34]; &quot;-&quot;; [.D34])" office:value-type="string" office:string-value="aggregation_query_int_keys_8192-SF-10-non-vectorised" calcext:value-type="string">
            <text:p>aggregation_query_int_keys_8192-SF-10-non-vectorised</text:p>
          </table:table-cell>
          <table:table-cell office:value-type="float" office:value="1092.5" calcext:value-type="float">
            <text:p>1092.5</text:p>
          </table:table-cell>
          <table:table-cell office:value-type="float" office:value="45.7" calcext:value-type="float">
            <text:p>45.7</text:p>
          </table:table-cell>
          <table:table-cell office:value-type="float" office:value="20.9" calcext:value-type="float">
            <text:p>20.9</text:p>
          </table:table-cell>
          <table:table-cell office:value-type="float" office:value="8190.4" calcext:value-type="float">
            <text:p>8190.4</text:p>
          </table:table-cell>
          <table:table-cell table:formula="of:=[.M34]-SUM([.H34:.K34])" office:value-type="float" office:value="583.6" calcext:value-type="float">
            <text:p>583.6</text:p>
          </table:table-cell>
          <table:table-cell office:value-type="float" office:value="9933.1" calcext:value-type="float">
            <text:p>9933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5]; &quot;-SF-&quot;; [.C35]; &quot;-&quot;; [.D35])" office:value-type="string" office:string-value="aggregation_query_int_keys_8192-SF-10-vectorised" calcext:value-type="string">
            <text:p>aggregation_query_int_keys_8192-SF-10-vectorised</text:p>
          </table:table-cell>
          <table:table-cell office:value-type="float" office:value="1100.2" calcext:value-type="float">
            <text:p>1100.2</text:p>
          </table:table-cell>
          <table:table-cell office:value-type="float" office:value="45.8" calcext:value-type="float">
            <text:p>45.8</text:p>
          </table:table-cell>
          <table:table-cell office:value-type="float" office:value="24.9" calcext:value-type="float">
            <text:p>24.9</text:p>
          </table:table-cell>
          <table:table-cell office:value-type="float" office:value="7987.1" calcext:value-type="float">
            <text:p>7987.1</text:p>
          </table:table-cell>
          <table:table-cell table:formula="of:=[.M35]-SUM([.H35:.K35])" office:value-type="float" office:value="592" calcext:value-type="float">
            <text:p>592.0</text:p>
          </table:table-cell>
          <table:table-cell office:value-type="float" office:value="9750" calcext:value-type="float">
            <text:p>9750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6]; &quot;-SF-&quot;; [.C36]; &quot;-&quot;; [.D36])" office:value-type="string" office:string-value="aggregation_query_int_keys_8192-SF-20-non-vectorised" calcext:value-type="string">
            <text:p>aggregation_query_int_keys_8192-SF-20-non-vectorised</text:p>
          </table:table-cell>
          <table:table-cell office:value-type="float" office:value="1103.7" calcext:value-type="float">
            <text:p>1103.7</text:p>
          </table:table-cell>
          <table:table-cell office:value-type="float" office:value="48.9" calcext:value-type="float">
            <text:p>48.9</text:p>
          </table:table-cell>
          <table:table-cell office:value-type="float" office:value="22.4" calcext:value-type="float">
            <text:p>22.4</text:p>
          </table:table-cell>
          <table:table-cell office:value-type="float" office:value="16175" calcext:value-type="float">
            <text:p>16175.0</text:p>
          </table:table-cell>
          <table:table-cell table:formula="of:=[.M36]-SUM([.H36:.K36])" office:value-type="float" office:value="602.799999999999" calcext:value-type="float">
            <text:p>602.8</text:p>
          </table:table-cell>
          <table:table-cell office:value-type="float" office:value="17952.8" calcext:value-type="float">
            <text:p>1795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7]; &quot;-SF-&quot;; [.C37]; &quot;-&quot;; [.D37])" office:value-type="string" office:string-value="aggregation_query_int_keys_8192-SF-20-vectorised" calcext:value-type="string">
            <text:p>aggregation_query_int_keys_8192-SF-20-vectorised</text:p>
          </table:table-cell>
          <table:table-cell office:value-type="float" office:value="1097.7" calcext:value-type="float">
            <text:p>1097.7</text:p>
          </table:table-cell>
          <table:table-cell office:value-type="float" office:value="49.3" calcext:value-type="float">
            <text:p>49.3</text:p>
          </table:table-cell>
          <table:table-cell office:value-type="float" office:value="25.2" calcext:value-type="float">
            <text:p>25.2</text:p>
          </table:table-cell>
          <table:table-cell office:value-type="float" office:value="15810.6" calcext:value-type="float">
            <text:p>15810.6</text:p>
          </table:table-cell>
          <table:table-cell table:formula="of:=[.M37]-SUM([.H37:.K37])" office:value-type="float" office:value="598.299999999999" calcext:value-type="float">
            <text:p>598.3</text:p>
          </table:table-cell>
          <table:table-cell office:value-type="float" office:value="17581.1" calcext:value-type="float">
            <text:p>17581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8]; &quot;-SF-&quot;; [.C38]; &quot;-&quot;; [.D38])" office:value-type="string" office:string-value="aggregation_query_int_keys_262144-SF-1-non-vectorised" calcext:value-type="string">
            <text:p>aggregation_query_int_keys_262144-SF-1-non-vectorised</text:p>
          </table:table-cell>
          <table:table-cell office:value-type="float" office:value="1085" calcext:value-type="float">
            <text:p>1085.0</text:p>
          </table:table-cell>
          <table:table-cell office:value-type="float" office:value="43.1" calcext:value-type="float">
            <text:p>43.1</text:p>
          </table:table-cell>
          <table:table-cell office:value-type="float" office:value="21.2" calcext:value-type="float">
            <text:p>21.2</text:p>
          </table:table-cell>
          <table:table-cell office:value-type="float" office:value="2823.7" calcext:value-type="float">
            <text:p>2823.7</text:p>
          </table:table-cell>
          <table:table-cell table:formula="of:=[.M38]-SUM([.H38:.K38])" office:value-type="float" office:value="582.3" calcext:value-type="float">
            <text:p>582.3</text:p>
          </table:table-cell>
          <table:table-cell office:value-type="float" office:value="4555.3" calcext:value-type="float">
            <text:p>4555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9]; &quot;-SF-&quot;; [.C39]; &quot;-&quot;; [.D39])" office:value-type="string" office:string-value="aggregation_query_int_keys_262144-SF-1-vectorised" calcext:value-type="string">
            <text:p>aggregation_query_int_keys_262144-SF-1-vectorised</text:p>
          </table:table-cell>
          <table:table-cell office:value-type="float" office:value="1087.7" calcext:value-type="float">
            <text:p>1087.7</text:p>
          </table:table-cell>
          <table:table-cell office:value-type="float" office:value="43.1" calcext:value-type="float">
            <text:p>43.1</text:p>
          </table:table-cell>
          <table:table-cell office:value-type="float" office:value="24.6" calcext:value-type="float">
            <text:p>24.6</text:p>
          </table:table-cell>
          <table:table-cell office:value-type="float" office:value="2941.4" calcext:value-type="float">
            <text:p>2941.4</text:p>
          </table:table-cell>
          <table:table-cell table:formula="of:=[.M39]-SUM([.H39:.K39])" office:value-type="float" office:value="586.8" calcext:value-type="float">
            <text:p>586.8</text:p>
          </table:table-cell>
          <table:table-cell office:value-type="float" office:value="4683.6" calcext:value-type="float">
            <text:p>4683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0]; &quot;-SF-&quot;; [.C40]; &quot;-&quot;; [.D40])" office:value-type="string" office:string-value="aggregation_query_int_keys_262144-SF-10-non-vectorised" calcext:value-type="string">
            <text:p>aggregation_query_int_keys_262144-SF-10-non-vectorised</text:p>
          </table:table-cell>
          <table:table-cell office:value-type="float" office:value="1091.4" calcext:value-type="float">
            <text:p>1091.4</text:p>
          </table:table-cell>
          <table:table-cell office:value-type="float" office:value="45.5" calcext:value-type="float">
            <text:p>45.5</text:p>
          </table:table-cell>
          <table:table-cell office:value-type="float" office:value="20.7" calcext:value-type="float">
            <text:p>20.7</text:p>
          </table:table-cell>
          <table:table-cell office:value-type="float" office:value="25199.2" calcext:value-type="float">
            <text:p>25199.2</text:p>
          </table:table-cell>
          <table:table-cell table:formula="of:=[.M40]-SUM([.H40:.K40])" office:value-type="float" office:value="599.799999999999" calcext:value-type="float">
            <text:p>599.8</text:p>
          </table:table-cell>
          <table:table-cell office:value-type="float" office:value="26956.6" calcext:value-type="float">
            <text:p>26956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1]; &quot;-SF-&quot;; [.C41]; &quot;-&quot;; [.D41])" office:value-type="string" office:string-value="aggregation_query_int_keys_262144-SF-10-vectorised" calcext:value-type="string">
            <text:p>aggregation_query_int_keys_262144-SF-10-vectorised</text:p>
          </table:table-cell>
          <table:table-cell office:value-type="float" office:value="1092.4" calcext:value-type="float">
            <text:p>1092.4</text:p>
          </table:table-cell>
          <table:table-cell office:value-type="float" office:value="45.8" calcext:value-type="float">
            <text:p>45.8</text:p>
          </table:table-cell>
          <table:table-cell office:value-type="float" office:value="24" calcext:value-type="float">
            <text:p>24.0</text:p>
          </table:table-cell>
          <table:table-cell office:value-type="float" office:value="26554.6" calcext:value-type="float">
            <text:p>26554.6</text:p>
          </table:table-cell>
          <table:table-cell table:formula="of:=[.M41]-SUM([.H41:.K41])" office:value-type="float" office:value="602.700000000001" calcext:value-type="float">
            <text:p>602.7</text:p>
          </table:table-cell>
          <table:table-cell office:value-type="float" office:value="28319.5" calcext:value-type="float">
            <text:p>28319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2]; &quot;-SF-&quot;; [.C42]; &quot;-&quot;; [.D42])" office:value-type="string" office:string-value="aggregation_query_int_keys_262144-SF-20-non-vectorised" calcext:value-type="string">
            <text:p>aggregation_query_int_keys_262144-SF-20-non-vectorised</text:p>
          </table:table-cell>
          <table:table-cell office:value-type="float" office:value="1111.9" calcext:value-type="float">
            <text:p>1111.9</text:p>
          </table:table-cell>
          <table:table-cell office:value-type="float" office:value="49.3" calcext:value-type="float">
            <text:p>49.3</text:p>
          </table:table-cell>
          <table:table-cell office:value-type="float" office:value="21.8" calcext:value-type="float">
            <text:p>21.8</text:p>
          </table:table-cell>
          <table:table-cell office:value-type="float" office:value="51295.4" calcext:value-type="float">
            <text:p>51295.4</text:p>
          </table:table-cell>
          <table:table-cell table:formula="of:=[.M42]-SUM([.H42:.K42])" office:value-type="float" office:value="613.799999999996" calcext:value-type="float">
            <text:p>613.8</text:p>
          </table:table-cell>
          <table:table-cell office:value-type="float" office:value="53092.2" calcext:value-type="float">
            <text:p>53092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3]; &quot;-SF-&quot;; [.C43]; &quot;-&quot;; [.D43])" office:value-type="string" office:string-value="aggregation_query_int_keys_262144-SF-20-vectorised" calcext:value-type="string">
            <text:p>aggregation_query_int_keys_262144-SF-20-vectorised</text:p>
          </table:table-cell>
          <table:table-cell office:value-type="float" office:value="1097.9" calcext:value-type="float">
            <text:p>1097.9</text:p>
          </table:table-cell>
          <table:table-cell office:value-type="float" office:value="48.7" calcext:value-type="float">
            <text:p>48.7</text:p>
          </table:table-cell>
          <table:table-cell office:value-type="float" office:value="23.7" calcext:value-type="float">
            <text:p>23.7</text:p>
          </table:table-cell>
          <table:table-cell office:value-type="float" office:value="52963.5" calcext:value-type="float">
            <text:p>52963.5</text:p>
          </table:table-cell>
          <table:table-cell table:formula="of:=[.M43]-SUM([.H43:.K43])" office:value-type="float" office:value="612.699999999997" calcext:value-type="float">
            <text:p>612.7</text:p>
          </table:table-cell>
          <table:table-cell office:value-type="float" office:value="54746.5" calcext:value-type="float">
            <text:p>54746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4]; &quot;-SF-&quot;; [.C44]; &quot;-&quot;; [.D44])" office:value-type="string" office:string-value="aggregation_query_int_keys_524288-SF-1-non-vectorised" calcext:value-type="string">
            <text:p>aggregation_query_int_keys_524288-SF-1-non-vectorised</text:p>
          </table:table-cell>
          <table:table-cell office:value-type="float" office:value="1088" calcext:value-type="float">
            <text:p>1088.0</text:p>
          </table:table-cell>
          <table:table-cell office:value-type="float" office:value="43.1" calcext:value-type="float">
            <text:p>43.1</text:p>
          </table:table-cell>
          <table:table-cell office:value-type="float" office:value="21.6" calcext:value-type="float">
            <text:p>21.6</text:p>
          </table:table-cell>
          <table:table-cell office:value-type="float" office:value="5223.9" calcext:value-type="float">
            <text:p>5223.9</text:p>
          </table:table-cell>
          <table:table-cell table:formula="of:=[.M44]-SUM([.H44:.K44])" office:value-type="float" office:value="594.8" calcext:value-type="float">
            <text:p>594.8</text:p>
          </table:table-cell>
          <table:table-cell office:value-type="float" office:value="6971.4" calcext:value-type="float">
            <text:p>6971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5]; &quot;-SF-&quot;; [.C45]; &quot;-&quot;; [.D45])" office:value-type="string" office:string-value="aggregation_query_int_keys_524288-SF-1-vectorised" calcext:value-type="string">
            <text:p>aggregation_query_int_keys_524288-SF-1-vectorised</text:p>
          </table:table-cell>
          <table:table-cell office:value-type="float" office:value="1089.3" calcext:value-type="float">
            <text:p>1089.3</text:p>
          </table:table-cell>
          <table:table-cell office:value-type="float" office:value="43" calcext:value-type="float">
            <text:p>43.0</text:p>
          </table:table-cell>
          <table:table-cell office:value-type="float" office:value="24.2" calcext:value-type="float">
            <text:p>24.2</text:p>
          </table:table-cell>
          <table:table-cell office:value-type="float" office:value="5405.6" calcext:value-type="float">
            <text:p>5405.6</text:p>
          </table:table-cell>
          <table:table-cell table:formula="of:=[.M45]-SUM([.H45:.K45])" office:value-type="float" office:value="596.299999999999" calcext:value-type="float">
            <text:p>596.3</text:p>
          </table:table-cell>
          <table:table-cell office:value-type="float" office:value="7158.4" calcext:value-type="float">
            <text:p>7158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6]; &quot;-SF-&quot;; [.C46]; &quot;-&quot;; [.D46])" office:value-type="string" office:string-value="aggregation_query_int_keys_524288-SF-10-non-vectorised" calcext:value-type="string">
            <text:p>aggregation_query_int_keys_524288-SF-10-non-vectorised</text:p>
          </table:table-cell>
          <table:table-cell office:value-type="float" office:value="1092.9" calcext:value-type="float">
            <text:p>1092.9</text:p>
          </table:table-cell>
          <table:table-cell office:value-type="float" office:value="46.1" calcext:value-type="float">
            <text:p>46.1</text:p>
          </table:table-cell>
          <table:table-cell office:value-type="float" office:value="21.5" calcext:value-type="float">
            <text:p>21.5</text:p>
          </table:table-cell>
          <table:table-cell office:value-type="float" office:value="51035.3" calcext:value-type="float">
            <text:p>51035.3</text:p>
          </table:table-cell>
          <table:table-cell table:formula="of:=[.M46]-SUM([.H46:.K46])" office:value-type="float" office:value="613.599999999999" calcext:value-type="float">
            <text:p>613.6</text:p>
          </table:table-cell>
          <table:table-cell office:value-type="float" office:value="52809.4" calcext:value-type="float">
            <text:p>52809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7]; &quot;-SF-&quot;; [.C47]; &quot;-&quot;; [.D47])" office:value-type="string" office:string-value="aggregation_query_int_keys_524288-SF-10-vectorised" calcext:value-type="string">
            <text:p>aggregation_query_int_keys_524288-SF-10-vectorised</text:p>
          </table:table-cell>
          <table:table-cell office:value-type="float" office:value="1096.6" calcext:value-type="float">
            <text:p>1096.6</text:p>
          </table:table-cell>
          <table:table-cell office:value-type="float" office:value="46.3" calcext:value-type="float">
            <text:p>46.3</text:p>
          </table:table-cell>
          <table:table-cell office:value-type="float" office:value="25.4" calcext:value-type="float">
            <text:p>25.4</text:p>
          </table:table-cell>
          <table:table-cell office:value-type="float" office:value="52839.2" calcext:value-type="float">
            <text:p>52839.2</text:p>
          </table:table-cell>
          <table:table-cell table:formula="of:=[.M47]-SUM([.H47:.K47])" office:value-type="float" office:value="605.599999999999" calcext:value-type="float">
            <text:p>605.6</text:p>
          </table:table-cell>
          <table:table-cell office:value-type="float" office:value="54613.1" calcext:value-type="float">
            <text:p>54613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8]; &quot;-SF-&quot;; [.C48]; &quot;-&quot;; [.D48])" office:value-type="string" office:string-value="aggregation_query_int_keys_524288-SF-20-non-vectorised" calcext:value-type="string">
            <text:p>aggregation_query_int_keys_524288-SF-20-non-vectorised</text:p>
          </table:table-cell>
          <table:table-cell office:value-type="float" office:value="1096.9" calcext:value-type="float">
            <text:p>1096.9</text:p>
          </table:table-cell>
          <table:table-cell office:value-type="float" office:value="48.6" calcext:value-type="float">
            <text:p>48.6</text:p>
          </table:table-cell>
          <table:table-cell office:value-type="float" office:value="21.6" calcext:value-type="float">
            <text:p>21.6</text:p>
          </table:table-cell>
          <table:table-cell office:value-type="float" office:value="102018.6" calcext:value-type="float">
            <text:p>102018.6</text:p>
          </table:table-cell>
          <table:table-cell table:formula="of:=[.M48]-SUM([.H48:.K48])" office:value-type="float" office:value="620.499999999985" calcext:value-type="float">
            <text:p>620.5</text:p>
          </table:table-cell>
          <table:table-cell office:value-type="float" office:value="103806.2" calcext:value-type="float">
            <text:p>103806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9]; &quot;-SF-&quot;; [.C49]; &quot;-&quot;; [.D49])" office:value-type="string" office:string-value="aggregation_query_int_keys_524288-SF-20-vectorised" calcext:value-type="string">
            <text:p>aggregation_query_int_keys_524288-SF-20-vectorised</text:p>
          </table:table-cell>
          <table:table-cell office:value-type="float" office:value="1105.3" calcext:value-type="float">
            <text:p>1105.3</text:p>
          </table:table-cell>
          <table:table-cell office:value-type="float" office:value="49.2" calcext:value-type="float">
            <text:p>49.2</text:p>
          </table:table-cell>
          <table:table-cell office:value-type="float" office:value="25.7" calcext:value-type="float">
            <text:p>25.7</text:p>
          </table:table-cell>
          <table:table-cell office:value-type="float" office:value="105741.9" calcext:value-type="float">
            <text:p>105741.9</text:p>
          </table:table-cell>
          <table:table-cell table:formula="of:=[.M49]-SUM([.H49:.K49])" office:value-type="float" office:value="606.300000000003" calcext:value-type="float">
            <text:p>606.3</text:p>
          </table:table-cell>
          <table:table-cell office:value-type="float" office:value="107528.4" calcext:value-type="float">
            <text:p>107528.4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0]; &quot;-SF-&quot;; [.C50]; &quot;-&quot;; [.D50])" office:value-type="string" office:string-value="join_query_int_B_0.6_C_0.8-SF-1-non-vectorised" calcext:value-type="string">
            <text:p>join_query_int_B_0.6_C_0.8-SF-1-non-vectorised</text:p>
          </table:table-cell>
          <table:table-cell office:value-type="float" office:value="1058.6" calcext:value-type="float">
            <text:p>1058.6</text:p>
          </table:table-cell>
          <table:table-cell office:value-type="float" office:value="60" calcext:value-type="float">
            <text:p>60.0</text:p>
          </table:table-cell>
          <table:table-cell office:value-type="float" office:value="32.7" calcext:value-type="float">
            <text:p>32.7</text:p>
          </table:table-cell>
          <table:table-cell office:value-type="float" office:value="2482.6" calcext:value-type="float">
            <text:p>2482.6</text:p>
          </table:table-cell>
          <table:table-cell table:formula="of:=[.M50]-SUM([.H50:.K50])" office:value-type="float" office:value="617.6" calcext:value-type="float">
            <text:p>617.6</text:p>
          </table:table-cell>
          <table:table-cell office:value-type="float" office:value="4251.5" calcext:value-type="float">
            <text:p>4251.5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1]; &quot;-SF-&quot;; [.C51]; &quot;-&quot;; [.D51])" office:value-type="string" office:string-value="join_query_int_B_0.6_C_0.8-SF-1-vectorised" calcext:value-type="string">
            <text:p>join_query_int_B_0.6_C_0.8-SF-1-vectorised</text:p>
          </table:table-cell>
          <table:table-cell office:value-type="float" office:value="1063.6" calcext:value-type="float">
            <text:p>1063.6</text:p>
          </table:table-cell>
          <table:table-cell office:value-type="float" office:value="60.4" calcext:value-type="float">
            <text:p>60.4</text:p>
          </table:table-cell>
          <table:table-cell office:value-type="float" office:value="35.8" calcext:value-type="float">
            <text:p>35.8</text:p>
          </table:table-cell>
          <table:table-cell office:value-type="float" office:value="2127.5" calcext:value-type="float">
            <text:p>2127.5</text:p>
          </table:table-cell>
          <table:table-cell table:formula="of:=[.M51]-SUM([.H51:.K51])" office:value-type="float" office:value="623.8" calcext:value-type="float">
            <text:p>623.8</text:p>
          </table:table-cell>
          <table:table-cell office:value-type="float" office:value="3911.1" calcext:value-type="float">
            <text:p>3911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2]; &quot;-SF-&quot;; [.C52]; &quot;-&quot;; [.D52])" office:value-type="string" office:string-value="join_query_int_B_0.6_C_0.8-SF-10-non-vectorised" calcext:value-type="string">
            <text:p>join_query_int_B_0.6_C_0.8-SF-10-non-vectorised</text:p>
          </table:table-cell>
          <table:table-cell office:value-type="float" office:value="1063.4" calcext:value-type="float">
            <text:p>1063.4</text:p>
          </table:table-cell>
          <table:table-cell office:value-type="float" office:value="61.6" calcext:value-type="float">
            <text:p>61.6</text:p>
          </table:table-cell>
          <table:table-cell office:value-type="float" office:value="33" calcext:value-type="float">
            <text:p>33.0</text:p>
          </table:table-cell>
          <table:table-cell office:value-type="float" office:value="27957.8" calcext:value-type="float">
            <text:p>27957.8</text:p>
          </table:table-cell>
          <table:table-cell table:formula="of:=[.M52]-SUM([.H52:.K52])" office:value-type="float" office:value="845.600000000002" calcext:value-type="float">
            <text:p>845.6</text:p>
          </table:table-cell>
          <table:table-cell office:value-type="float" office:value="29961.4" calcext:value-type="float">
            <text:p>29961.4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3]; &quot;-SF-&quot;; [.C53]; &quot;-&quot;; [.D53])" office:value-type="string" office:string-value="join_query_int_B_0.6_C_0.8-SF-10-vectorised" calcext:value-type="string">
            <text:p>join_query_int_B_0.6_C_0.8-SF-10-vectorised</text:p>
          </table:table-cell>
          <table:table-cell office:value-type="float" office:value="1078.3" calcext:value-type="float">
            <text:p>1078.3</text:p>
          </table:table-cell>
          <table:table-cell office:value-type="float" office:value="63.1" calcext:value-type="float">
            <text:p>63.1</text:p>
          </table:table-cell>
          <table:table-cell office:value-type="float" office:value="35" calcext:value-type="float">
            <text:p>35.0</text:p>
          </table:table-cell>
          <table:table-cell office:value-type="float" office:value="23857.7" calcext:value-type="float">
            <text:p>23857.7</text:p>
          </table:table-cell>
          <table:table-cell table:formula="of:=[.M53]-SUM([.H53:.K53])" office:value-type="float" office:value="860.599999999999" calcext:value-type="float">
            <text:p>860.6</text:p>
          </table:table-cell>
          <table:table-cell office:value-type="float" office:value="25894.7" calcext:value-type="float">
            <text:p>25894.7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4]; &quot;-SF-&quot;; [.C54]; &quot;-&quot;; [.D54])" office:value-type="string" office:string-value="tpch-SF-1-non-vectorised" calcext:value-type="string">
            <text:p>tpch-SF-1-non-vectorised</text:p>
          </table:table-cell>
          <table:table-cell office:value-type="float" office:value="1152.6" calcext:value-type="float">
            <text:p>1152.6</text:p>
          </table:table-cell>
          <table:table-cell office:value-type="float" office:value="45.8" calcext:value-type="float">
            <text:p>45.8</text:p>
          </table:table-cell>
          <table:table-cell office:value-type="float" office:value="31.4" calcext:value-type="float">
            <text:p>31.4</text:p>
          </table:table-cell>
          <table:table-cell office:value-type="float" office:value="400.2" calcext:value-type="float">
            <text:p>400.2</text:p>
          </table:table-cell>
          <table:table-cell table:formula="of:=[.M54]-SUM([.H54:.K54])" office:value-type="float" office:value="589.7" calcext:value-type="float">
            <text:p>589.7</text:p>
          </table:table-cell>
          <table:table-cell office:value-type="float" office:value="2219.7" calcext:value-type="float">
            <text:p>2219.7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5]; &quot;-SF-&quot;; [.C55]; &quot;-&quot;; [.D55])" office:value-type="string" office:string-value="tpch-SF-1-vectorised" calcext:value-type="string">
            <text:p>tpch-SF-1-vectorised</text:p>
          </table:table-cell>
          <table:table-cell office:value-type="float" office:value="1148.2" calcext:value-type="float">
            <text:p>1148.2</text:p>
          </table:table-cell>
          <table:table-cell office:value-type="float" office:value="45.8" calcext:value-type="float">
            <text:p>45.8</text:p>
          </table:table-cell>
          <table:table-cell office:value-type="float" office:value="41.3" calcext:value-type="float">
            <text:p>41.3</text:p>
          </table:table-cell>
          <table:table-cell office:value-type="float" office:value="604.7" calcext:value-type="float">
            <text:p>604.7</text:p>
          </table:table-cell>
          <table:table-cell table:formula="of:=[.M55]-SUM([.H55:.K55])" office:value-type="float" office:value="606.1" calcext:value-type="float">
            <text:p>606.1</text:p>
          </table:table-cell>
          <table:table-cell office:value-type="float" office:value="2446.1" calcext:value-type="float">
            <text:p>2446.1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6]; &quot;-SF-&quot;; [.C56]; &quot;-&quot;; [.D56])" office:value-type="string" office:string-value="tpch-SF-10-non-vectorised" calcext:value-type="string">
            <text:p>tpch-SF-10-non-vectorised</text:p>
          </table:table-cell>
          <table:table-cell office:value-type="float" office:value="1157.1" calcext:value-type="float">
            <text:p>1157.1</text:p>
          </table:table-cell>
          <table:table-cell office:value-type="float" office:value="47.7" calcext:value-type="float">
            <text:p>47.7</text:p>
          </table:table-cell>
          <table:table-cell office:value-type="float" office:value="31.3" calcext:value-type="float">
            <text:p>31.3</text:p>
          </table:table-cell>
          <table:table-cell office:value-type="float" office:value="2901.4" calcext:value-type="float">
            <text:p>2901.4</text:p>
          </table:table-cell>
          <table:table-cell table:formula="of:=[.M56]-SUM([.H56:.K56])" office:value-type="float" office:value="610.8" calcext:value-type="float">
            <text:p>610.8</text:p>
          </table:table-cell>
          <table:table-cell office:value-type="float" office:value="4748.3" calcext:value-type="float">
            <text:p>4748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7]; &quot;-SF-&quot;; [.C57]; &quot;-&quot;; [.D57])" office:value-type="string" office:string-value="tpch-SF-10-vectorised" calcext:value-type="string">
            <text:p>tpch-SF-10-vectorised</text:p>
          </table:table-cell>
          <table:table-cell office:value-type="float" office:value="1142.7" calcext:value-type="float">
            <text:p>1142.7</text:p>
          </table:table-cell>
          <table:table-cell office:value-type="float" office:value="46.8" calcext:value-type="float">
            <text:p>46.8</text:p>
          </table:table-cell>
          <table:table-cell office:value-type="float" office:value="40.1" calcext:value-type="float">
            <text:p>40.1</text:p>
          </table:table-cell>
          <table:table-cell office:value-type="float" office:value="3996.9" calcext:value-type="float">
            <text:p>3996.9</text:p>
          </table:table-cell>
          <table:table-cell table:formula="of:=[.M57]-SUM([.H57:.K57])" office:value-type="float" office:value="636.2" calcext:value-type="float">
            <text:p>636.2</text:p>
          </table:table-cell>
          <table:table-cell office:value-type="float" office:value="5862.7" calcext:value-type="float">
            <text:p>5862.7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8]; &quot;-SF-&quot;; [.C58]; &quot;-&quot;; [.D58])" office:value-type="string" office:string-value="tpch-SF-1-non-vectorised" calcext:value-type="string">
            <text:p>tpch-SF-1-non-vectorised</text:p>
          </table:table-cell>
          <table:table-cell office:value-type="float" office:value="1207.7" calcext:value-type="float">
            <text:p>1207.7</text:p>
          </table:table-cell>
          <table:table-cell office:value-type="float" office:value="50.1" calcext:value-type="float">
            <text:p>50.1</text:p>
          </table:table-cell>
          <table:table-cell office:value-type="float" office:value="45.1" calcext:value-type="float">
            <text:p>45.1</text:p>
          </table:table-cell>
          <table:table-cell office:value-type="float" office:value="395.4" calcext:value-type="float">
            <text:p>395.4</text:p>
          </table:table-cell>
          <table:table-cell table:formula="of:=[.M58]-SUM([.H58:.K58])" office:value-type="float" office:value="586.8" calcext:value-type="float">
            <text:p>586.8</text:p>
          </table:table-cell>
          <table:table-cell office:value-type="float" office:value="2285.1" calcext:value-type="float">
            <text:p>2285.1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9]; &quot;-SF-&quot;; [.C59]; &quot;-&quot;; [.D59])" office:value-type="string" office:string-value="tpch-SF-1-vectorised" calcext:value-type="string">
            <text:p>tpch-SF-1-vectorised</text:p>
          </table:table-cell>
          <table:table-cell office:value-type="float" office:value="1212" calcext:value-type="float">
            <text:p>1212.0</text:p>
          </table:table-cell>
          <table:table-cell office:value-type="float" office:value="53.5" calcext:value-type="float">
            <text:p>53.5</text:p>
          </table:table-cell>
          <table:table-cell office:value-type="float" office:value="55.4" calcext:value-type="float">
            <text:p>55.4</text:p>
          </table:table-cell>
          <table:table-cell office:value-type="float" office:value="434.2" calcext:value-type="float">
            <text:p>434.2</text:p>
          </table:table-cell>
          <table:table-cell table:formula="of:=[.M59]-SUM([.H59:.K59])" office:value-type="float" office:value="587.8" calcext:value-type="float">
            <text:p>587.8</text:p>
          </table:table-cell>
          <table:table-cell office:value-type="float" office:value="2342.9" calcext:value-type="float">
            <text:p>2342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0]; &quot;-SF-&quot;; [.C60]; &quot;-&quot;; [.D60])" office:value-type="string" office:string-value="tpch-SF-10-non-vectorised" calcext:value-type="string">
            <text:p>tpch-SF-10-non-vectorised</text:p>
          </table:table-cell>
          <table:table-cell office:value-type="float" office:value="1215.4" calcext:value-type="float">
            <text:p>1215.4</text:p>
          </table:table-cell>
          <table:table-cell office:value-type="float" office:value="51.1" calcext:value-type="float">
            <text:p>51.1</text:p>
          </table:table-cell>
          <table:table-cell office:value-type="float" office:value="45.5" calcext:value-type="float">
            <text:p>45.5</text:p>
          </table:table-cell>
          <table:table-cell office:value-type="float" office:value="3156.5" calcext:value-type="float">
            <text:p>3156.5</text:p>
          </table:table-cell>
          <table:table-cell table:formula="of:=[.M60]-SUM([.H60:.K60])" office:value-type="float" office:value="628.1" calcext:value-type="float">
            <text:p>628.1</text:p>
          </table:table-cell>
          <table:table-cell office:value-type="float" office:value="5096.6" calcext:value-type="float">
            <text:p>5096.6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1]; &quot;-SF-&quot;; [.C61]; &quot;-&quot;; [.D61])" office:value-type="string" office:string-value="tpch-SF-10-vectorised" calcext:value-type="string">
            <text:p>tpch-SF-10-vectorised</text:p>
          </table:table-cell>
          <table:table-cell office:value-type="float" office:value="1207.6" calcext:value-type="float">
            <text:p>1207.6</text:p>
          </table:table-cell>
          <table:table-cell office:value-type="float" office:value="54.8" calcext:value-type="float">
            <text:p>54.8</text:p>
          </table:table-cell>
          <table:table-cell office:value-type="float" office:value="53.3" calcext:value-type="float">
            <text:p>53.3</text:p>
          </table:table-cell>
          <table:table-cell office:value-type="float" office:value="2971.1" calcext:value-type="float">
            <text:p>2971.1</text:p>
          </table:table-cell>
          <table:table-cell table:formula="of:=[.M61]-SUM([.H61:.K61])" office:value-type="float" office:value="633.000000000001" calcext:value-type="float">
            <text:p>633.0</text:p>
          </table:table-cell>
          <table:table-cell office:value-type="float" office:value="4919.8" calcext:value-type="float">
            <text:p>4919.8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2]; &quot;-SF-&quot;; [.C62]; &quot;-&quot;; [.D62])" office:value-type="string" office:string-value="tpch-SF-1-non-vectorised" calcext:value-type="string">
            <text:p>tpch-SF-1-non-vectorised</text:p>
          </table:table-cell>
          <table:table-cell office:value-type="float" office:value="1143.7" calcext:value-type="float">
            <text:p>1143.7</text:p>
          </table:table-cell>
          <table:table-cell office:value-type="float" office:value="42.3" calcext:value-type="float">
            <text:p>42.3</text:p>
          </table:table-cell>
          <table:table-cell office:value-type="float" office:value="14.5" calcext:value-type="float">
            <text:p>14.5</text:p>
          </table:table-cell>
          <table:table-cell office:value-type="float" office:value="138.9" calcext:value-type="float">
            <text:p>138.9</text:p>
          </table:table-cell>
          <table:table-cell table:formula="of:=[.M62]-SUM([.H62:.K62])" office:value-type="float" office:value="581.9" calcext:value-type="float">
            <text:p>581.9</text:p>
          </table:table-cell>
          <table:table-cell office:value-type="float" office:value="1921.3" calcext:value-type="float">
            <text:p>1921.3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3]; &quot;-SF-&quot;; [.C63]; &quot;-&quot;; [.D63])" office:value-type="string" office:string-value="tpch-SF-1-vectorised" calcext:value-type="string">
            <text:p>tpch-SF-1-vectorised</text:p>
          </table:table-cell>
          <table:table-cell office:value-type="float" office:value="1145.6" calcext:value-type="float">
            <text:p>1145.6</text:p>
          </table:table-cell>
          <table:table-cell office:value-type="float" office:value="41.1" calcext:value-type="float">
            <text:p>41.1</text:p>
          </table:table-cell>
          <table:table-cell office:value-type="float" office:value="17.1" calcext:value-type="float">
            <text:p>17.1</text:p>
          </table:table-cell>
          <table:table-cell office:value-type="float" office:value="152.9" calcext:value-type="float">
            <text:p>152.9</text:p>
          </table:table-cell>
          <table:table-cell table:formula="of:=[.M63]-SUM([.H63:.K63])" office:value-type="float" office:value="580.1" calcext:value-type="float">
            <text:p>580.1</text:p>
          </table:table-cell>
          <table:table-cell office:value-type="float" office:value="1936.8" calcext:value-type="float">
            <text:p>1936.8</text:p>
          </table:table-cell>
          <table:table-cell>
            <draw:frame draw:z-index="1" draw:style-name="gr1" draw:text-style-name="P1" svg:width="53.842cm" svg:height="26.973cm" svg:x="2.252cm" svg:y="0.001cm">
  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L1:main_method_benchmark_R440.L1 main_method_benchmark_R440.L2:main_method_benchmark_R440.L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4]; &quot;-SF-&quot;; [.C64]; &quot;-&quot;; [.D64])" office:value-type="string" office:string-value="tpch-SF-10-non-vectorised" calcext:value-type="string">
            <text:p>tpch-SF-10-non-vectorised</text:p>
          </table:table-cell>
          <table:table-cell office:value-type="float" office:value="1150.5" calcext:value-type="float">
            <text:p>1150.5</text:p>
          </table:table-cell>
          <table:table-cell office:value-type="float" office:value="44.2" calcext:value-type="float">
            <text:p>44.2</text:p>
          </table:table-cell>
          <table:table-cell office:value-type="float" office:value="14.6" calcext:value-type="float">
            <text:p>14.6</text:p>
          </table:table-cell>
          <table:table-cell office:value-type="float" office:value="573.9" calcext:value-type="float">
            <text:p>573.9</text:p>
          </table:table-cell>
          <table:table-cell table:formula="of:=[.M64]-SUM([.H64:.K64])" office:value-type="float" office:value="683" calcext:value-type="float">
            <text:p>683.0</text:p>
          </table:table-cell>
          <table:table-cell office:value-type="float" office:value="2466.2" calcext:value-type="float">
            <text:p>2466.2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5]; &quot;-SF-&quot;; [.C65]; &quot;-&quot;; [.D65])" office:value-type="string" office:string-value="tpch-SF-10-vectorised" calcext:value-type="string">
            <text:p>tpch-SF-10-vectorised</text:p>
          </table:table-cell>
          <table:table-cell office:value-type="float" office:value="1145.9" calcext:value-type="float">
            <text:p>1145.9</text:p>
          </table:table-cell>
          <table:table-cell office:value-type="float" office:value="42.1" calcext:value-type="float">
            <text:p>42.1</text:p>
          </table:table-cell>
          <table:table-cell office:value-type="float" office:value="16.6" calcext:value-type="float">
            <text:p>16.6</text:p>
          </table:table-cell>
          <table:table-cell office:value-type="float" office:value="582.1" calcext:value-type="float">
            <text:p>582.1</text:p>
          </table:table-cell>
          <table:table-cell table:formula="of:=[.M65]-SUM([.H65:.K65])" office:value-type="float" office:value="670.1" calcext:value-type="float">
            <text:p>670.1</text:p>
          </table:table-cell>
          <table:table-cell office:value-type="float" office:value="2456.8" calcext:value-type="float">
            <text:p>2456.8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6]; &quot;-SF-&quot;; [.C66]; &quot;-&quot;; [.D66])" office:value-type="string" office:string-value="tpch-SF-1-non-vectorised" calcext:value-type="string">
            <text:p>tpch-SF-1-non-vectorised</text:p>
          </table:table-cell>
          <table:table-cell office:value-type="float" office:value="1177.1" calcext:value-type="float">
            <text:p>1177.1</text:p>
          </table:table-cell>
          <table:table-cell office:value-type="float" office:value="56" calcext:value-type="float">
            <text:p>56.0</text:p>
          </table:table-cell>
          <table:table-cell office:value-type="float" office:value="74.7" calcext:value-type="float">
            <text:p>74.7</text:p>
          </table:table-cell>
          <table:table-cell office:value-type="float" office:value="930.2" calcext:value-type="float">
            <text:p>930.2</text:p>
          </table:table-cell>
          <table:table-cell table:formula="of:=[.M66]-SUM([.H66:.K66])" office:value-type="float" office:value="627.3" calcext:value-type="float">
            <text:p>627.3</text:p>
          </table:table-cell>
          <table:table-cell office:value-type="float" office:value="2865.3" calcext:value-type="float">
            <text:p>2865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7]; &quot;-SF-&quot;; [.C67]; &quot;-&quot;; [.D67])" office:value-type="string" office:string-value="tpch-SF-1-vectorised" calcext:value-type="string">
            <text:p>tpch-SF-1-vectorised</text:p>
          </table:table-cell>
          <table:table-cell office:value-type="float" office:value="1174.3" calcext:value-type="float">
            <text:p>1174.3</text:p>
          </table:table-cell>
          <table:table-cell office:value-type="float" office:value="56.6" calcext:value-type="float">
            <text:p>56.6</text:p>
          </table:table-cell>
          <table:table-cell office:value-type="float" office:value="89.7" calcext:value-type="float">
            <text:p>89.7</text:p>
          </table:table-cell>
          <table:table-cell office:value-type="float" office:value="941.5" calcext:value-type="float">
            <text:p>941.5</text:p>
          </table:table-cell>
          <table:table-cell table:formula="of:=[.M67]-SUM([.H67:.K67])" office:value-type="float" office:value="674.7" calcext:value-type="float">
            <text:p>674.7</text:p>
          </table:table-cell>
          <table:table-cell office:value-type="float" office:value="2936.8" calcext:value-type="float">
            <text:p>2936.8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8]; &quot;-SF-&quot;; [.C68]; &quot;-&quot;; [.D68])" office:value-type="string" office:string-value="tpch-SF-10-non-vectorised" calcext:value-type="string">
            <text:p>tpch-SF-10-non-vectorised</text:p>
          </table:table-cell>
          <table:table-cell office:value-type="float" office:value="1176.4" calcext:value-type="float">
            <text:p>1176.4</text:p>
          </table:table-cell>
          <table:table-cell office:value-type="float" office:value="55.5" calcext:value-type="float">
            <text:p>55.5</text:p>
          </table:table-cell>
          <table:table-cell office:value-type="float" office:value="70.5" calcext:value-type="float">
            <text:p>70.5</text:p>
          </table:table-cell>
          <table:table-cell office:value-type="float" office:value="7688.8" calcext:value-type="float">
            <text:p>7688.8</text:p>
          </table:table-cell>
          <table:table-cell table:formula="of:=[.M68]-SUM([.H68:.K68])" office:value-type="float" office:value="822.9" calcext:value-type="float">
            <text:p>822.9</text:p>
          </table:table-cell>
          <table:table-cell office:value-type="float" office:value="9814.1" calcext:value-type="float">
            <text:p>9814.1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69]; &quot;-SF-&quot;; [.C69]; &quot;-&quot;; [.D69])" office:value-type="string" office:string-value="tpch-SF-10-vectorised" calcext:value-type="string">
            <text:p>tpch-SF-10-vectorised</text:p>
          </table:table-cell>
          <table:table-cell office:value-type="float" office:value="1169.2" calcext:value-type="float">
            <text:p>1169.2</text:p>
          </table:table-cell>
          <table:table-cell office:value-type="float" office:value="56.9" calcext:value-type="float">
            <text:p>56.9</text:p>
          </table:table-cell>
          <table:table-cell office:value-type="float" office:value="84.6" calcext:value-type="float">
            <text:p>84.6</text:p>
          </table:table-cell>
          <table:table-cell office:value-type="float" office:value="6797.8" calcext:value-type="float">
            <text:p>6797.8</text:p>
          </table:table-cell>
          <table:table-cell table:formula="of:=[.M69]-SUM([.H69:.K69])" office:value-type="float" office:value="769.799999999999" calcext:value-type="float">
            <text:p>769.8</text:p>
          </table:table-cell>
          <table:table-cell office:value-type="float" office:value="8878.3" calcext:value-type="float">
            <text:p>8878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1:16:54.872493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1:26:16.581971010</dc:date>
    <meta:editing-duration>PT16M1S</meta:editing-duration>
    <meta:editing-cycles>4</meta:editing-cycles>
    <meta:generator>LibreOffice/7.6.1.2$Linux_X86_64 LibreOffice_project/60$Build-2</meta:generator>
    <meta:document-statistic meta:table-count="1" meta:cell-count="89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057cm" svg:y="0.675cm" chart:style-name="ch2">
          <text:p>Running-time divide of several AethraDB stages Dell R440</text:p>
        </chart:title>
        <chart:legend chart:legend-position="end" svg:x="49.887cm" svg:y="12.192cm" style:legend-expansion="high" chart:style-name="ch3"/>
        <chart:plot-area chart:style-name="ch4" table:cell-range-address="main_method_benchmark_R440.G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K2:main_method_benchmark_R440.K69" chart:label-cell-address="main_method_benchmark_R440.K1:main_method_benchmark_R440.K1" chart:class="chart:bar">
            <chart:data-point chart:repeated="68"/>
          </chart:series>
          <chart:series chart:style-name="ch12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Execution-Time</text:p>
                <draw:g>
                  <svg:desc>main_method_benchmark_R440.K1:main_method_benchmark_R440.K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1092">
                <text:p>1092</text:p>
                <draw:g>
                  <svg:desc>main_method_benchmark_R440.H2:main_method_benchmark_R440.H69</svg:desc>
                </draw:g>
              </table:table-cell>
              <table:table-cell office:value-type="float" office:value="39.7">
                <text:p>39.7</text:p>
                <draw:g>
                  <svg:desc>main_method_benchmark_R440.I2:main_method_benchmark_R440.I69</svg:desc>
                </draw:g>
              </table:table-cell>
              <table:table-cell office:value-type="float" office:value="9.4">
                <text:p>9.4</text:p>
                <draw:g>
                  <svg:desc>main_method_benchmark_R440.J2:main_method_benchmark_R440.J69</svg:desc>
                </draw:g>
              </table:table-cell>
              <table:table-cell office:value-type="float" office:value="234.5">
                <text:p>234.5</text:p>
                <draw:g>
                  <svg:desc>main_method_benchmark_R440.K2:main_method_benchmark_R440.K69</svg:desc>
                </draw:g>
              </table:table-cell>
              <table:table-cell office:value-type="float" office:value="597.5">
                <text:p>597.5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1083.9">
                <text:p>1083.9</text:p>
              </table:table-cell>
              <table:table-cell office:value-type="float" office:value="39.8">
                <text:p>39.8</text:p>
              </table:table-cell>
              <table:table-cell office:value-type="float" office:value="9.9">
                <text:p>9.9</text:p>
              </table:table-cell>
              <table:table-cell office:value-type="float" office:value="189.5">
                <text:p>189.5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1089.9">
                <text:p>1089.9</text:p>
              </table:table-cell>
              <table:table-cell office:value-type="float" office:value="42.5">
                <text:p>42.5</text:p>
              </table:table-cell>
              <table:table-cell office:value-type="float" office:value="9.6">
                <text:p>9.6</text:p>
              </table:table-cell>
              <table:table-cell office:value-type="float" office:value="1469.7">
                <text:p>1469.7</text:p>
              </table:table-cell>
              <table:table-cell office:value-type="float" office:value="581.8">
                <text:p>581.8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1094.2">
                <text:p>1094.2</text:p>
              </table:table-cell>
              <table:table-cell office:value-type="float" office:value="42.7">
                <text:p>42.7</text:p>
              </table:table-cell>
              <table:table-cell office:value-type="float" office:value="10.3">
                <text:p>10.3</text:p>
              </table:table-cell>
              <table:table-cell office:value-type="float" office:value="870.9">
                <text:p>870.9</text:p>
              </table:table-cell>
              <table:table-cell office:value-type="float" office:value="587.8">
                <text:p>587.8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1098.9">
                <text:p>1098.9</text:p>
              </table:table-cell>
              <table:table-cell office:value-type="float" office:value="45.9">
                <text:p>45.9</text:p>
              </table:table-cell>
              <table:table-cell office:value-type="float" office:value="9.7">
                <text:p>9.7</text:p>
              </table:table-cell>
              <table:table-cell office:value-type="float" office:value="2725.4">
                <text:p>2725.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1098">
                <text:p>1098</text:p>
              </table:table-cell>
              <table:table-cell office:value-type="float" office:value="46">
                <text:p>46</text:p>
              </table:table-cell>
              <table:table-cell office:value-type="float" office:value="10.2">
                <text:p>10.2</text:p>
              </table:table-cell>
              <table:table-cell office:value-type="float" office:value="1580">
                <text:p>1580</text:p>
              </table:table-cell>
              <table:table-cell office:value-type="float" office:value="593.1">
                <text:p>593.1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1087.8">
                <text:p>1087.8</text:p>
              </table:table-cell>
              <table:table-cell office:value-type="float" office:value="40.3">
                <text:p>40.3</text:p>
              </table:table-cell>
              <table:table-cell office:value-type="float" office:value="10">
                <text:p>10</text:p>
              </table:table-cell>
              <table:table-cell office:value-type="float" office:value="232.2">
                <text:p>232.2</text:p>
              </table:table-cell>
              <table:table-cell office:value-type="float" office:value="585.4">
                <text:p>585.4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1085.2">
                <text:p>1085.2</text:p>
              </table:table-cell>
              <table:table-cell office:value-type="float" office:value="39.9">
                <text:p>39.9</text:p>
              </table:table-cell>
              <table:table-cell office:value-type="float" office:value="10.1">
                <text:p>10.1</text:p>
              </table:table-cell>
              <table:table-cell office:value-type="float" office:value="204.7">
                <text:p>204.7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1100.9">
                <text:p>1100.9</text:p>
              </table:table-cell>
              <table:table-cell office:value-type="float" office:value="43.7">
                <text:p>43.7</text:p>
              </table:table-cell>
              <table:table-cell office:value-type="float" office:value="10">
                <text:p>10</text:p>
              </table:table-cell>
              <table:table-cell office:value-type="float" office:value="1566.7">
                <text:p>1566.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1087.2">
                <text:p>1087.2</text:p>
              </table:table-cell>
              <table:table-cell office:value-type="float" office:value="43.4">
                <text:p>43.4</text:p>
              </table:table-cell>
              <table:table-cell office:value-type="float" office:value="10.2">
                <text:p>10.2</text:p>
              </table:table-cell>
              <table:table-cell office:value-type="float" office:value="940.2">
                <text:p>940.2</text:p>
              </table:table-cell>
              <table:table-cell office:value-type="float" office:value="587.1">
                <text:p>587.1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1102.3">
                <text:p>1102.3</text:p>
              </table:table-cell>
              <table:table-cell office:value-type="float" office:value="46.9">
                <text:p>46.9</text:p>
              </table:table-cell>
              <table:table-cell office:value-type="float" office:value="10.7">
                <text:p>10.7</text:p>
              </table:table-cell>
              <table:table-cell office:value-type="float" office:value="2890.3">
                <text:p>2890.3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1101">
                <text:p>1101</text:p>
              </table:table-cell>
              <table:table-cell office:value-type="float" office:value="45.5">
                <text:p>45.5</text:p>
              </table:table-cell>
              <table:table-cell office:value-type="float" office:value="9.8">
                <text:p>9.8</text:p>
              </table:table-cell>
              <table:table-cell office:value-type="float" office:value="1619.9">
                <text:p>1619.9</text:p>
              </table:table-cell>
              <table:table-cell office:value-type="float" office:value="593.8">
                <text:p>593.8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1098.5">
                <text:p>1098.5</text:p>
              </table:table-cell>
              <table:table-cell office:value-type="float" office:value="40.1">
                <text:p>40.1</text:p>
              </table:table-cell>
              <table:table-cell office:value-type="float" office:value="10">
                <text:p>10</text:p>
              </table:table-cell>
              <table:table-cell office:value-type="float" office:value="244.9">
                <text:p>244.9</text:p>
              </table:table-cell>
              <table:table-cell office:value-type="float" office:value="597.6">
                <text:p>597.6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1092.5">
                <text:p>1092.5</text:p>
              </table:table-cell>
              <table:table-cell office:value-type="float" office:value="40">
                <text:p>40</text:p>
              </table:table-cell>
              <table:table-cell office:value-type="float" office:value="10.4">
                <text:p>10.4</text:p>
              </table:table-cell>
              <table:table-cell office:value-type="float" office:value="226.9">
                <text:p>226.9</text:p>
              </table:table-cell>
              <table:table-cell office:value-type="float" office:value="589.7">
                <text:p>589.7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1093.8">
                <text:p>1093.8</text:p>
              </table:table-cell>
              <table:table-cell office:value-type="float" office:value="43">
                <text:p>43</text:p>
              </table:table-cell>
              <table:table-cell office:value-type="float" office:value="9.9">
                <text:p>9.9</text:p>
              </table:table-cell>
              <table:table-cell office:value-type="float" office:value="1614.4">
                <text:p>1614.4</text:p>
              </table:table-cell>
              <table:table-cell office:value-type="float" office:value="590.7">
                <text:p>590.7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1087.4">
                <text:p>1087.4</text:p>
              </table:table-cell>
              <table:table-cell office:value-type="float" office:value="43.1">
                <text:p>43.1</text:p>
              </table:table-cell>
              <table:table-cell office:value-type="float" office:value="9.8">
                <text:p>9.8</text:p>
              </table:table-cell>
              <table:table-cell office:value-type="float" office:value="1156.2">
                <text:p>1156.2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1101.5">
                <text:p>1101.5</text:p>
              </table:table-cell>
              <table:table-cell office:value-type="float" office:value="45.5">
                <text:p>45.5</text:p>
              </table:table-cell>
              <table:table-cell office:value-type="float" office:value="9.6">
                <text:p>9.6</text:p>
              </table:table-cell>
              <table:table-cell office:value-type="float" office:value="3092.9">
                <text:p>3092.9</text:p>
              </table:table-cell>
              <table:table-cell office:value-type="float" office:value="590.6">
                <text:p>590.6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1097.1">
                <text:p>1097.1</text:p>
              </table:table-cell>
              <table:table-cell office:value-type="float" office:value="46.1">
                <text:p>46.1</text:p>
              </table:table-cell>
              <table:table-cell office:value-type="float" office:value="9.8">
                <text:p>9.8</text:p>
              </table:table-cell>
              <table:table-cell office:value-type="float" office:value="2141.3">
                <text:p>2141.3</text:p>
              </table:table-cell>
              <table:table-cell office:value-type="float" office:value="598.3">
                <text:p>598.3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1097.3">
                <text:p>1097.3</text:p>
              </table:table-cell>
              <table:table-cell office:value-type="float" office:value="43.3">
                <text:p>43.3</text:p>
              </table:table-cell>
              <table:table-cell office:value-type="float" office:value="22.9">
                <text:p>22.9</text:p>
              </table:table-cell>
              <table:table-cell office:value-type="float" office:value="373.8">
                <text:p>373.8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1085.7">
                <text:p>1085.7</text:p>
              </table:table-cell>
              <table:table-cell office:value-type="float" office:value="42.6">
                <text:p>42.6</text:p>
              </table:table-cell>
              <table:table-cell office:value-type="float" office:value="24.3">
                <text:p>24.3</text:p>
              </table:table-cell>
              <table:table-cell office:value-type="float" office:value="341.2">
                <text:p>341.2</text:p>
              </table:table-cell>
              <table:table-cell office:value-type="float" office:value="586.4">
                <text:p>586.4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1106.9">
                <text:p>1106.9</text:p>
              </table:table-cell>
              <table:table-cell office:value-type="float" office:value="45.7">
                <text:p>45.7</text:p>
              </table:table-cell>
              <table:table-cell office:value-type="float" office:value="22.2">
                <text:p>22.2</text:p>
              </table:table-cell>
              <table:table-cell office:value-type="float" office:value="2804.4">
                <text:p>2804.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1088.3">
                <text:p>1088.3</text:p>
              </table:table-cell>
              <table:table-cell office:value-type="float" office:value="45.3">
                <text:p>45.3</text:p>
              </table:table-cell>
              <table:table-cell office:value-type="float" office:value="23.3">
                <text:p>23.3</text:p>
              </table:table-cell>
              <table:table-cell office:value-type="float" office:value="2146.9">
                <text:p>2146.9</text:p>
              </table:table-cell>
              <table:table-cell office:value-type="float" office:value="601.1">
                <text:p>601.1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1108.8">
                <text:p>1108.8</text:p>
              </table:table-cell>
              <table:table-cell office:value-type="float" office:value="48.8">
                <text:p>48.8</text:p>
              </table:table-cell>
              <table:table-cell office:value-type="float" office:value="22.4">
                <text:p>22.4</text:p>
              </table:table-cell>
              <table:table-cell office:value-type="float" office:value="5373.4">
                <text:p>5373.4</text:p>
              </table:table-cell>
              <table:table-cell office:value-type="float" office:value="597.700000000001">
                <text:p>597.700000000001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1095.9">
                <text:p>1095.9</text:p>
              </table:table-cell>
              <table:table-cell office:value-type="float" office:value="48.2">
                <text:p>48.2</text:p>
              </table:table-cell>
              <table:table-cell office:value-type="float" office:value="23.4">
                <text:p>23.4</text:p>
              </table:table-cell>
              <table:table-cell office:value-type="float" office:value="4137.1">
                <text:p>4137.1</text:p>
              </table:table-cell>
              <table:table-cell office:value-type="float" office:value="598.9">
                <text:p>598.9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1086.7">
                <text:p>1086.7</text:p>
              </table:table-cell>
              <table:table-cell office:value-type="float" office:value="43.4">
                <text:p>43.4</text:p>
              </table:table-cell>
              <table:table-cell office:value-type="float" office:value="21.9">
                <text:p>21.9</text:p>
              </table:table-cell>
              <table:table-cell office:value-type="float" office:value="603.5">
                <text:p>603.5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1089.4">
                <text:p>1089.4</text:p>
              </table:table-cell>
              <table:table-cell office:value-type="float" office:value="45.5">
                <text:p>45.5</text:p>
              </table:table-cell>
              <table:table-cell office:value-type="float" office:value="25.2">
                <text:p>25.2</text:p>
              </table:table-cell>
              <table:table-cell office:value-type="float" office:value="632">
                <text:p>632</text:p>
              </table:table-cell>
              <table:table-cell office:value-type="float" office:value="591.4">
                <text:p>591.4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1098.1">
                <text:p>1098.1</text:p>
              </table:table-cell>
              <table:table-cell office:value-type="float" office:value="45.6">
                <text:p>45.6</text:p>
              </table:table-cell>
              <table:table-cell office:value-type="float" office:value="22.4">
                <text:p>22.4</text:p>
              </table:table-cell>
              <table:table-cell office:value-type="float" office:value="5079.9">
                <text:p>5079.9</text:p>
              </table:table-cell>
              <table:table-cell office:value-type="float" office:value="597.9">
                <text:p>597.9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1091.2">
                <text:p>1091.2</text:p>
              </table:table-cell>
              <table:table-cell office:value-type="float" office:value="45.3">
                <text:p>45.3</text:p>
              </table:table-cell>
              <table:table-cell office:value-type="float" office:value="23.5">
                <text:p>23.5</text:p>
              </table:table-cell>
              <table:table-cell office:value-type="float" office:value="5156.8">
                <text:p>5156.8</text:p>
              </table:table-cell>
              <table:table-cell office:value-type="float" office:value="598.9">
                <text:p>598.9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1096.2">
                <text:p>1096.2</text:p>
              </table:table-cell>
              <table:table-cell office:value-type="float" office:value="48.4">
                <text:p>48.4</text:p>
              </table:table-cell>
              <table:table-cell office:value-type="float" office:value="20.6">
                <text:p>20.6</text:p>
              </table:table-cell>
              <table:table-cell office:value-type="float" office:value="12286.3">
                <text:p>12286.3</text:p>
              </table:table-cell>
              <table:table-cell office:value-type="float" office:value="610.1">
                <text:p>610.1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1101.8">
                <text:p>1101.8</text:p>
              </table:table-cell>
              <table:table-cell office:value-type="float" office:value="48.5">
                <text:p>48.5</text:p>
              </table:table-cell>
              <table:table-cell office:value-type="float" office:value="25.3">
                <text:p>25.3</text:p>
              </table:table-cell>
              <table:table-cell office:value-type="float" office:value="12271.6">
                <text:p>12271.6</text:p>
              </table:table-cell>
              <table:table-cell office:value-type="float" office:value="595.699999999999">
                <text:p>595.6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1092.2">
                <text:p>1092.2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  <table:table-cell office:value-type="float" office:value="900.7">
                <text:p>900.7</text:p>
              </table:table-cell>
              <table:table-cell office:value-type="float" office:value="577.6">
                <text:p>577.6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1083.5">
                <text:p>1083.5</text:p>
              </table:table-cell>
              <table:table-cell office:value-type="float" office:value="43.3">
                <text:p>43.3</text:p>
              </table:table-cell>
              <table:table-cell office:value-type="float" office:value="25.1">
                <text:p>25.1</text:p>
              </table:table-cell>
              <table:table-cell office:value-type="float" office:value="881.8">
                <text:p>881.8</text:p>
              </table:table-cell>
              <table:table-cell office:value-type="float" office:value="577.7">
                <text:p>577.7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1092.5">
                <text:p>1092.5</text:p>
              </table:table-cell>
              <table:table-cell office:value-type="float" office:value="45.7">
                <text:p>45.7</text:p>
              </table:table-cell>
              <table:table-cell office:value-type="float" office:value="20.9">
                <text:p>20.9</text:p>
              </table:table-cell>
              <table:table-cell office:value-type="float" office:value="8190.4">
                <text:p>8190.4</text:p>
              </table:table-cell>
              <table:table-cell office:value-type="float" office:value="583.6">
                <text:p>583.6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1100.2">
                <text:p>1100.2</text:p>
              </table:table-cell>
              <table:table-cell office:value-type="float" office:value="45.8">
                <text:p>45.8</text:p>
              </table:table-cell>
              <table:table-cell office:value-type="float" office:value="24.9">
                <text:p>24.9</text:p>
              </table:table-cell>
              <table:table-cell office:value-type="float" office:value="7987.1">
                <text:p>798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1103.7">
                <text:p>1103.7</text:p>
              </table:table-cell>
              <table:table-cell office:value-type="float" office:value="48.9">
                <text:p>48.9</text:p>
              </table:table-cell>
              <table:table-cell office:value-type="float" office:value="22.4">
                <text:p>22.4</text:p>
              </table:table-cell>
              <table:table-cell office:value-type="float" office:value="16175">
                <text:p>16175</text:p>
              </table:table-cell>
              <table:table-cell office:value-type="float" office:value="602.799999999999">
                <text:p>602.799999999999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1097.7">
                <text:p>1097.7</text:p>
              </table:table-cell>
              <table:table-cell office:value-type="float" office:value="49.3">
                <text:p>49.3</text:p>
              </table:table-cell>
              <table:table-cell office:value-type="float" office:value="25.2">
                <text:p>25.2</text:p>
              </table:table-cell>
              <table:table-cell office:value-type="float" office:value="15810.6">
                <text:p>15810.6</text:p>
              </table:table-cell>
              <table:table-cell office:value-type="float" office:value="598.299999999999">
                <text:p>598.2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1085">
                <text:p>1085</text:p>
              </table:table-cell>
              <table:table-cell office:value-type="float" office:value="43.1">
                <text:p>43.1</text:p>
              </table:table-cell>
              <table:table-cell office:value-type="float" office:value="21.2">
                <text:p>21.2</text:p>
              </table:table-cell>
              <table:table-cell office:value-type="float" office:value="2823.7">
                <text:p>2823.7</text:p>
              </table:table-cell>
              <table:table-cell office:value-type="float" office:value="582.3">
                <text:p>582.3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1087.7">
                <text:p>1087.7</text:p>
              </table:table-cell>
              <table:table-cell office:value-type="float" office:value="43.1">
                <text:p>43.1</text:p>
              </table:table-cell>
              <table:table-cell office:value-type="float" office:value="24.6">
                <text:p>24.6</text:p>
              </table:table-cell>
              <table:table-cell office:value-type="float" office:value="2941.4">
                <text:p>2941.4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1091.4">
                <text:p>1091.4</text:p>
              </table:table-cell>
              <table:table-cell office:value-type="float" office:value="45.5">
                <text:p>45.5</text:p>
              </table:table-cell>
              <table:table-cell office:value-type="float" office:value="20.7">
                <text:p>20.7</text:p>
              </table:table-cell>
              <table:table-cell office:value-type="float" office:value="25199.2">
                <text:p>25199.2</text:p>
              </table:table-cell>
              <table:table-cell office:value-type="float" office:value="599.799999999999">
                <text:p>599.79999999999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1092.4">
                <text:p>1092.4</text:p>
              </table:table-cell>
              <table:table-cell office:value-type="float" office:value="45.8">
                <text:p>45.8</text:p>
              </table:table-cell>
              <table:table-cell office:value-type="float" office:value="24">
                <text:p>24</text:p>
              </table:table-cell>
              <table:table-cell office:value-type="float" office:value="26554.6">
                <text:p>26554.6</text:p>
              </table:table-cell>
              <table:table-cell office:value-type="float" office:value="602.700000000001">
                <text:p>602.700000000001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1111.9">
                <text:p>1111.9</text:p>
              </table:table-cell>
              <table:table-cell office:value-type="float" office:value="49.3">
                <text:p>49.3</text:p>
              </table:table-cell>
              <table:table-cell office:value-type="float" office:value="21.8">
                <text:p>21.8</text:p>
              </table:table-cell>
              <table:table-cell office:value-type="float" office:value="51295.4">
                <text:p>51295.4</text:p>
              </table:table-cell>
              <table:table-cell office:value-type="float" office:value="613.799999999996">
                <text:p>613.799999999996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1097.9">
                <text:p>1097.9</text:p>
              </table:table-cell>
              <table:table-cell office:value-type="float" office:value="48.7">
                <text:p>48.7</text:p>
              </table:table-cell>
              <table:table-cell office:value-type="float" office:value="23.7">
                <text:p>23.7</text:p>
              </table:table-cell>
              <table:table-cell office:value-type="float" office:value="52963.5">
                <text:p>52963.5</text:p>
              </table:table-cell>
              <table:table-cell office:value-type="float" office:value="612.699999999997">
                <text:p>612.699999999997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1088">
                <text:p>1088</text:p>
              </table:table-cell>
              <table:table-cell office:value-type="float" office:value="43.1">
                <text:p>43.1</text:p>
              </table:table-cell>
              <table:table-cell office:value-type="float" office:value="21.6">
                <text:p>21.6</text:p>
              </table:table-cell>
              <table:table-cell office:value-type="float" office:value="5223.9">
                <text:p>5223.9</text:p>
              </table:table-cell>
              <table:table-cell office:value-type="float" office:value="594.8">
                <text:p>594.8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1089.3">
                <text:p>1089.3</text:p>
              </table:table-cell>
              <table:table-cell office:value-type="float" office:value="43">
                <text:p>43</text:p>
              </table:table-cell>
              <table:table-cell office:value-type="float" office:value="24.2">
                <text:p>24.2</text:p>
              </table:table-cell>
              <table:table-cell office:value-type="float" office:value="5405.6">
                <text:p>5405.6</text:p>
              </table:table-cell>
              <table:table-cell office:value-type="float" office:value="596.299999999999">
                <text:p>596.299999999999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1092.9">
                <text:p>1092.9</text:p>
              </table:table-cell>
              <table:table-cell office:value-type="float" office:value="46.1">
                <text:p>46.1</text:p>
              </table:table-cell>
              <table:table-cell office:value-type="float" office:value="21.5">
                <text:p>21.5</text:p>
              </table:table-cell>
              <table:table-cell office:value-type="float" office:value="51035.3">
                <text:p>51035.3</text:p>
              </table:table-cell>
              <table:table-cell office:value-type="float" office:value="613.599999999999">
                <text:p>613.599999999999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1096.6">
                <text:p>1096.6</text:p>
              </table:table-cell>
              <table:table-cell office:value-type="float" office:value="46.3">
                <text:p>46.3</text:p>
              </table:table-cell>
              <table:table-cell office:value-type="float" office:value="25.4">
                <text:p>25.4</text:p>
              </table:table-cell>
              <table:table-cell office:value-type="float" office:value="52839.2">
                <text:p>52839.2</text:p>
              </table:table-cell>
              <table:table-cell office:value-type="float" office:value="605.599999999999">
                <text:p>605.599999999999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1096.9">
                <text:p>1096.9</text:p>
              </table:table-cell>
              <table:table-cell office:value-type="float" office:value="48.6">
                <text:p>48.6</text:p>
              </table:table-cell>
              <table:table-cell office:value-type="float" office:value="21.6">
                <text:p>21.6</text:p>
              </table:table-cell>
              <table:table-cell office:value-type="float" office:value="102018.6">
                <text:p>102018.6</text:p>
              </table:table-cell>
              <table:table-cell office:value-type="float" office:value="620.499999999985">
                <text:p>620.499999999985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1105.3">
                <text:p>1105.3</text:p>
              </table:table-cell>
              <table:table-cell office:value-type="float" office:value="49.2">
                <text:p>49.2</text:p>
              </table:table-cell>
              <table:table-cell office:value-type="float" office:value="25.7">
                <text:p>25.7</text:p>
              </table:table-cell>
              <table:table-cell office:value-type="float" office:value="105741.9">
                <text:p>105741.9</text:p>
              </table:table-cell>
              <table:table-cell office:value-type="float" office:value="606.300000000003">
                <text:p>606.300000000003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1058.6">
                <text:p>1058.6</text:p>
              </table:table-cell>
              <table:table-cell office:value-type="float" office:value="60">
                <text:p>60</text:p>
              </table:table-cell>
              <table:table-cell office:value-type="float" office:value="32.7">
                <text:p>32.7</text:p>
              </table:table-cell>
              <table:table-cell office:value-type="float" office:value="2482.6">
                <text:p>2482.6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1063.6">
                <text:p>1063.6</text:p>
              </table:table-cell>
              <table:table-cell office:value-type="float" office:value="60.4">
                <text:p>60.4</text:p>
              </table:table-cell>
              <table:table-cell office:value-type="float" office:value="35.8">
                <text:p>35.8</text:p>
              </table:table-cell>
              <table:table-cell office:value-type="float" office:value="2127.5">
                <text:p>2127.5</text:p>
              </table:table-cell>
              <table:table-cell office:value-type="float" office:value="623.8">
                <text:p>623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1063.4">
                <text:p>1063.4</text:p>
              </table:table-cell>
              <table:table-cell office:value-type="float" office:value="61.6">
                <text:p>61.6</text:p>
              </table:table-cell>
              <table:table-cell office:value-type="float" office:value="33">
                <text:p>33</text:p>
              </table:table-cell>
              <table:table-cell office:value-type="float" office:value="27957.8">
                <text:p>27957.8</text:p>
              </table:table-cell>
              <table:table-cell office:value-type="float" office:value="845.600000000002">
                <text:p>845.600000000002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1078.3">
                <text:p>1078.3</text:p>
              </table:table-cell>
              <table:table-cell office:value-type="float" office:value="63.1">
                <text:p>63.1</text:p>
              </table:table-cell>
              <table:table-cell office:value-type="float" office:value="35">
                <text:p>35</text:p>
              </table:table-cell>
              <table:table-cell office:value-type="float" office:value="23857.7">
                <text:p>23857.7</text:p>
              </table:table-cell>
              <table:table-cell office:value-type="float" office:value="860.599999999999">
                <text:p>860.599999999999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52.6">
                <text:p>1152.6</text:p>
              </table:table-cell>
              <table:table-cell office:value-type="float" office:value="45.8">
                <text:p>45.8</text:p>
              </table:table-cell>
              <table:table-cell office:value-type="float" office:value="31.4">
                <text:p>31.4</text:p>
              </table:table-cell>
              <table:table-cell office:value-type="float" office:value="400.2">
                <text:p>400.2</text:p>
              </table:table-cell>
              <table:table-cell office:value-type="float" office:value="589.7">
                <text:p>589.7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48.2">
                <text:p>1148.2</text:p>
              </table:table-cell>
              <table:table-cell office:value-type="float" office:value="45.8">
                <text:p>45.8</text:p>
              </table:table-cell>
              <table:table-cell office:value-type="float" office:value="41.3">
                <text:p>41.3</text:p>
              </table:table-cell>
              <table:table-cell office:value-type="float" office:value="604.7">
                <text:p>604.7</text:p>
              </table:table-cell>
              <table:table-cell office:value-type="float" office:value="606.1">
                <text:p>606.1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57.1">
                <text:p>1157.1</text:p>
              </table:table-cell>
              <table:table-cell office:value-type="float" office:value="47.7">
                <text:p>47.7</text:p>
              </table:table-cell>
              <table:table-cell office:value-type="float" office:value="31.3">
                <text:p>31.3</text:p>
              </table:table-cell>
              <table:table-cell office:value-type="float" office:value="2901.4">
                <text:p>2901.4</text:p>
              </table:table-cell>
              <table:table-cell office:value-type="float" office:value="610.8">
                <text:p>610.8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42.7">
                <text:p>1142.7</text:p>
              </table:table-cell>
              <table:table-cell office:value-type="float" office:value="46.8">
                <text:p>46.8</text:p>
              </table:table-cell>
              <table:table-cell office:value-type="float" office:value="40.1">
                <text:p>40.1</text:p>
              </table:table-cell>
              <table:table-cell office:value-type="float" office:value="3996.9">
                <text:p>3996.9</text:p>
              </table:table-cell>
              <table:table-cell office:value-type="float" office:value="636.2">
                <text:p>636.2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207.7">
                <text:p>1207.7</text:p>
              </table:table-cell>
              <table:table-cell office:value-type="float" office:value="50.1">
                <text:p>50.1</text:p>
              </table:table-cell>
              <table:table-cell office:value-type="float" office:value="45.1">
                <text:p>45.1</text:p>
              </table:table-cell>
              <table:table-cell office:value-type="float" office:value="395.4">
                <text:p>395.4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212">
                <text:p>1212</text:p>
              </table:table-cell>
              <table:table-cell office:value-type="float" office:value="53.5">
                <text:p>53.5</text:p>
              </table:table-cell>
              <table:table-cell office:value-type="float" office:value="55.4">
                <text:p>55.4</text:p>
              </table:table-cell>
              <table:table-cell office:value-type="float" office:value="434.2">
                <text:p>434.2</text:p>
              </table:table-cell>
              <table:table-cell office:value-type="float" office:value="587.8">
                <text:p>587.8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215.4">
                <text:p>1215.4</text:p>
              </table:table-cell>
              <table:table-cell office:value-type="float" office:value="51.1">
                <text:p>51.1</text:p>
              </table:table-cell>
              <table:table-cell office:value-type="float" office:value="45.5">
                <text:p>45.5</text:p>
              </table:table-cell>
              <table:table-cell office:value-type="float" office:value="3156.5">
                <text:p>3156.5</text:p>
              </table:table-cell>
              <table:table-cell office:value-type="float" office:value="628.1">
                <text:p>628.1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207.6">
                <text:p>1207.6</text:p>
              </table:table-cell>
              <table:table-cell office:value-type="float" office:value="54.8">
                <text:p>54.8</text:p>
              </table:table-cell>
              <table:table-cell office:value-type="float" office:value="53.3">
                <text:p>53.3</text:p>
              </table:table-cell>
              <table:table-cell office:value-type="float" office:value="2971.1">
                <text:p>2971.1</text:p>
              </table:table-cell>
              <table:table-cell office:value-type="float" office:value="633.000000000001">
                <text:p>633.00000000000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43.7">
                <text:p>1143.7</text:p>
              </table:table-cell>
              <table:table-cell office:value-type="float" office:value="42.3">
                <text:p>42.3</text:p>
              </table:table-cell>
              <table:table-cell office:value-type="float" office:value="14.5">
                <text:p>14.5</text:p>
              </table:table-cell>
              <table:table-cell office:value-type="float" office:value="138.9">
                <text:p>138.9</text:p>
              </table:table-cell>
              <table:table-cell office:value-type="float" office:value="581.9">
                <text:p>581.9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45.6">
                <text:p>1145.6</text:p>
              </table:table-cell>
              <table:table-cell office:value-type="float" office:value="41.1">
                <text:p>41.1</text:p>
              </table:table-cell>
              <table:table-cell office:value-type="float" office:value="17.1">
                <text:p>17.1</text:p>
              </table:table-cell>
              <table:table-cell office:value-type="float" office:value="152.9">
                <text:p>152.9</text:p>
              </table:table-cell>
              <table:table-cell office:value-type="float" office:value="580.1">
                <text:p>580.1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50.5">
                <text:p>1150.5</text:p>
              </table:table-cell>
              <table:table-cell office:value-type="float" office:value="44.2">
                <text:p>44.2</text:p>
              </table:table-cell>
              <table:table-cell office:value-type="float" office:value="14.6">
                <text:p>14.6</text:p>
              </table:table-cell>
              <table:table-cell office:value-type="float" office:value="573.9">
                <text:p>573.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45.9">
                <text:p>1145.9</text:p>
              </table:table-cell>
              <table:table-cell office:value-type="float" office:value="42.1">
                <text:p>42.1</text:p>
              </table:table-cell>
              <table:table-cell office:value-type="float" office:value="16.6">
                <text:p>16.6</text:p>
              </table:table-cell>
              <table:table-cell office:value-type="float" office:value="582.1">
                <text:p>582.1</text:p>
              </table:table-cell>
              <table:table-cell office:value-type="float" office:value="670.1">
                <text:p>670.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77.1">
                <text:p>1177.1</text:p>
              </table:table-cell>
              <table:table-cell office:value-type="float" office:value="56">
                <text:p>56</text:p>
              </table:table-cell>
              <table:table-cell office:value-type="float" office:value="74.7">
                <text:p>74.7</text:p>
              </table:table-cell>
              <table:table-cell office:value-type="float" office:value="930.2">
                <text:p>930.2</text:p>
              </table:table-cell>
              <table:table-cell office:value-type="float" office:value="627.3">
                <text:p>627.3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74.3">
                <text:p>1174.3</text:p>
              </table:table-cell>
              <table:table-cell office:value-type="float" office:value="56.6">
                <text:p>56.6</text:p>
              </table:table-cell>
              <table:table-cell office:value-type="float" office:value="89.7">
                <text:p>89.7</text:p>
              </table:table-cell>
              <table:table-cell office:value-type="float" office:value="941.5">
                <text:p>941.5</text:p>
              </table:table-cell>
              <table:table-cell office:value-type="float" office:value="674.7">
                <text:p>674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76.4">
                <text:p>1176.4</text:p>
              </table:table-cell>
              <table:table-cell office:value-type="float" office:value="55.5">
                <text:p>55.5</text:p>
              </table:table-cell>
              <table:table-cell office:value-type="float" office:value="70.5">
                <text:p>70.5</text:p>
              </table:table-cell>
              <table:table-cell office:value-type="float" office:value="7688.8">
                <text:p>7688.8</text:p>
              </table:table-cell>
              <table:table-cell office:value-type="float" office:value="822.9">
                <text:p>822.9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69.2">
                <text:p>1169.2</text:p>
              </table:table-cell>
              <table:table-cell office:value-type="float" office:value="56.9">
                <text:p>56.9</text:p>
              </table:table-cell>
              <table:table-cell office:value-type="float" office:value="84.6">
                <text:p>84.6</text:p>
              </table:table-cell>
              <table:table-cell office:value-type="float" office:value="6797.8">
                <text:p>6797.8</text:p>
              </table:table-cell>
              <table:table-cell office:value-type="float" office:value="769.799999999999">
                <text:p>769.7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057cm" svg:y="0.675cm" chart:style-name="ch2">
          <text:p>Running-time divide of several AethraDB stages Dell R440</text:p>
        </chart:title>
        <chart:legend chart:legend-position="end" svg:x="49.887cm" svg:y="12.441cm" style:legend-expansion="high" chart:style-name="ch3"/>
        <chart:plot-area chart:style-name="ch4" table:cell-range-address="main_method_benchmark_R440.G2:main_method_benchmark_R440.J69 main_method_benchmark_R440.G1:main_method_benchmark_R440.J1 main_method_benchmark_R440.L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1092">
                <text:p>1092</text:p>
                <draw:g>
                  <svg:desc>main_method_benchmark_R440.H2:main_method_benchmark_R440.H69</svg:desc>
                </draw:g>
              </table:table-cell>
              <table:table-cell office:value-type="float" office:value="39.7">
                <text:p>39.7</text:p>
                <draw:g>
                  <svg:desc>main_method_benchmark_R440.I2:main_method_benchmark_R440.I69</svg:desc>
                </draw:g>
              </table:table-cell>
              <table:table-cell office:value-type="float" office:value="9.4">
                <text:p>9.4</text:p>
                <draw:g>
                  <svg:desc>main_method_benchmark_R440.J2:main_method_benchmark_R440.J69</svg:desc>
                </draw:g>
              </table:table-cell>
              <table:table-cell office:value-type="float" office:value="597.5">
                <text:p>597.5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1083.9">
                <text:p>1083.9</text:p>
              </table:table-cell>
              <table:table-cell office:value-type="float" office:value="39.8">
                <text:p>39.8</text:p>
              </table:table-cell>
              <table:table-cell office:value-type="float" office:value="9.9">
                <text:p>9.9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1089.9">
                <text:p>1089.9</text:p>
              </table:table-cell>
              <table:table-cell office:value-type="float" office:value="42.5">
                <text:p>42.5</text:p>
              </table:table-cell>
              <table:table-cell office:value-type="float" office:value="9.6">
                <text:p>9.6</text:p>
              </table:table-cell>
              <table:table-cell office:value-type="float" office:value="581.8">
                <text:p>581.8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1094.2">
                <text:p>1094.2</text:p>
              </table:table-cell>
              <table:table-cell office:value-type="float" office:value="42.7">
                <text:p>42.7</text:p>
              </table:table-cell>
              <table:table-cell office:value-type="float" office:value="10.3">
                <text:p>10.3</text:p>
              </table:table-cell>
              <table:table-cell office:value-type="float" office:value="587.8">
                <text:p>587.8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1098.9">
                <text:p>1098.9</text:p>
              </table:table-cell>
              <table:table-cell office:value-type="float" office:value="45.9">
                <text:p>45.9</text:p>
              </table:table-cell>
              <table:table-cell office:value-type="float" office:value="9.7">
                <text:p>9.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1098">
                <text:p>1098</text:p>
              </table:table-cell>
              <table:table-cell office:value-type="float" office:value="46">
                <text:p>46</text:p>
              </table:table-cell>
              <table:table-cell office:value-type="float" office:value="10.2">
                <text:p>10.2</text:p>
              </table:table-cell>
              <table:table-cell office:value-type="float" office:value="593.1">
                <text:p>593.1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1087.8">
                <text:p>1087.8</text:p>
              </table:table-cell>
              <table:table-cell office:value-type="float" office:value="40.3">
                <text:p>40.3</text:p>
              </table:table-cell>
              <table:table-cell office:value-type="float" office:value="10">
                <text:p>10</text:p>
              </table:table-cell>
              <table:table-cell office:value-type="float" office:value="585.4">
                <text:p>585.4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1085.2">
                <text:p>1085.2</text:p>
              </table:table-cell>
              <table:table-cell office:value-type="float" office:value="39.9">
                <text:p>39.9</text:p>
              </table:table-cell>
              <table:table-cell office:value-type="float" office:value="10.1">
                <text:p>10.1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1100.9">
                <text:p>1100.9</text:p>
              </table:table-cell>
              <table:table-cell office:value-type="float" office:value="43.7">
                <text:p>43.7</text:p>
              </table:table-cell>
              <table:table-cell office:value-type="float" office:value="10">
                <text:p>1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1087.2">
                <text:p>1087.2</text:p>
              </table:table-cell>
              <table:table-cell office:value-type="float" office:value="43.4">
                <text:p>43.4</text:p>
              </table:table-cell>
              <table:table-cell office:value-type="float" office:value="10.2">
                <text:p>10.2</text:p>
              </table:table-cell>
              <table:table-cell office:value-type="float" office:value="587.1">
                <text:p>587.1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1102.3">
                <text:p>1102.3</text:p>
              </table:table-cell>
              <table:table-cell office:value-type="float" office:value="46.9">
                <text:p>46.9</text:p>
              </table:table-cell>
              <table:table-cell office:value-type="float" office:value="10.7">
                <text:p>10.7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1101">
                <text:p>1101</text:p>
              </table:table-cell>
              <table:table-cell office:value-type="float" office:value="45.5">
                <text:p>45.5</text:p>
              </table:table-cell>
              <table:table-cell office:value-type="float" office:value="9.8">
                <text:p>9.8</text:p>
              </table:table-cell>
              <table:table-cell office:value-type="float" office:value="593.8">
                <text:p>593.8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1098.5">
                <text:p>1098.5</text:p>
              </table:table-cell>
              <table:table-cell office:value-type="float" office:value="40.1">
                <text:p>40.1</text:p>
              </table:table-cell>
              <table:table-cell office:value-type="float" office:value="10">
                <text:p>10</text:p>
              </table:table-cell>
              <table:table-cell office:value-type="float" office:value="597.6">
                <text:p>597.6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1092.5">
                <text:p>1092.5</text:p>
              </table:table-cell>
              <table:table-cell office:value-type="float" office:value="40">
                <text:p>40</text:p>
              </table:table-cell>
              <table:table-cell office:value-type="float" office:value="10.4">
                <text:p>10.4</text:p>
              </table:table-cell>
              <table:table-cell office:value-type="float" office:value="589.7">
                <text:p>589.7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1093.8">
                <text:p>1093.8</text:p>
              </table:table-cell>
              <table:table-cell office:value-type="float" office:value="43">
                <text:p>43</text:p>
              </table:table-cell>
              <table:table-cell office:value-type="float" office:value="9.9">
                <text:p>9.9</text:p>
              </table:table-cell>
              <table:table-cell office:value-type="float" office:value="590.7">
                <text:p>590.7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1087.4">
                <text:p>1087.4</text:p>
              </table:table-cell>
              <table:table-cell office:value-type="float" office:value="43.1">
                <text:p>43.1</text:p>
              </table:table-cell>
              <table:table-cell office:value-type="float" office:value="9.8">
                <text:p>9.8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1101.5">
                <text:p>1101.5</text:p>
              </table:table-cell>
              <table:table-cell office:value-type="float" office:value="45.5">
                <text:p>45.5</text:p>
              </table:table-cell>
              <table:table-cell office:value-type="float" office:value="9.6">
                <text:p>9.6</text:p>
              </table:table-cell>
              <table:table-cell office:value-type="float" office:value="590.6">
                <text:p>590.6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1097.1">
                <text:p>1097.1</text:p>
              </table:table-cell>
              <table:table-cell office:value-type="float" office:value="46.1">
                <text:p>46.1</text:p>
              </table:table-cell>
              <table:table-cell office:value-type="float" office:value="9.8">
                <text:p>9.8</text:p>
              </table:table-cell>
              <table:table-cell office:value-type="float" office:value="598.3">
                <text:p>598.3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1097.3">
                <text:p>1097.3</text:p>
              </table:table-cell>
              <table:table-cell office:value-type="float" office:value="43.3">
                <text:p>43.3</text:p>
              </table:table-cell>
              <table:table-cell office:value-type="float" office:value="22.9">
                <text:p>22.9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1085.7">
                <text:p>1085.7</text:p>
              </table:table-cell>
              <table:table-cell office:value-type="float" office:value="42.6">
                <text:p>42.6</text:p>
              </table:table-cell>
              <table:table-cell office:value-type="float" office:value="24.3">
                <text:p>24.3</text:p>
              </table:table-cell>
              <table:table-cell office:value-type="float" office:value="586.4">
                <text:p>586.4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1106.9">
                <text:p>1106.9</text:p>
              </table:table-cell>
              <table:table-cell office:value-type="float" office:value="45.7">
                <text:p>45.7</text:p>
              </table:table-cell>
              <table:table-cell office:value-type="float" office:value="22.2">
                <text:p>22.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1088.3">
                <text:p>1088.3</text:p>
              </table:table-cell>
              <table:table-cell office:value-type="float" office:value="45.3">
                <text:p>45.3</text:p>
              </table:table-cell>
              <table:table-cell office:value-type="float" office:value="23.3">
                <text:p>23.3</text:p>
              </table:table-cell>
              <table:table-cell office:value-type="float" office:value="601.1">
                <text:p>601.1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1108.8">
                <text:p>1108.8</text:p>
              </table:table-cell>
              <table:table-cell office:value-type="float" office:value="48.8">
                <text:p>48.8</text:p>
              </table:table-cell>
              <table:table-cell office:value-type="float" office:value="22.4">
                <text:p>22.4</text:p>
              </table:table-cell>
              <table:table-cell office:value-type="float" office:value="597.700000000001">
                <text:p>597.700000000001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1095.9">
                <text:p>1095.9</text:p>
              </table:table-cell>
              <table:table-cell office:value-type="float" office:value="48.2">
                <text:p>48.2</text:p>
              </table:table-cell>
              <table:table-cell office:value-type="float" office:value="23.4">
                <text:p>23.4</text:p>
              </table:table-cell>
              <table:table-cell office:value-type="float" office:value="598.9">
                <text:p>598.9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1086.7">
                <text:p>1086.7</text:p>
              </table:table-cell>
              <table:table-cell office:value-type="float" office:value="43.4">
                <text:p>43.4</text:p>
              </table:table-cell>
              <table:table-cell office:value-type="float" office:value="21.9">
                <text:p>21.9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1089.4">
                <text:p>1089.4</text:p>
              </table:table-cell>
              <table:table-cell office:value-type="float" office:value="45.5">
                <text:p>45.5</text:p>
              </table:table-cell>
              <table:table-cell office:value-type="float" office:value="25.2">
                <text:p>25.2</text:p>
              </table:table-cell>
              <table:table-cell office:value-type="float" office:value="591.4">
                <text:p>591.4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1098.1">
                <text:p>1098.1</text:p>
              </table:table-cell>
              <table:table-cell office:value-type="float" office:value="45.6">
                <text:p>45.6</text:p>
              </table:table-cell>
              <table:table-cell office:value-type="float" office:value="22.4">
                <text:p>22.4</text:p>
              </table:table-cell>
              <table:table-cell office:value-type="float" office:value="597.9">
                <text:p>597.9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1091.2">
                <text:p>1091.2</text:p>
              </table:table-cell>
              <table:table-cell office:value-type="float" office:value="45.3">
                <text:p>45.3</text:p>
              </table:table-cell>
              <table:table-cell office:value-type="float" office:value="23.5">
                <text:p>23.5</text:p>
              </table:table-cell>
              <table:table-cell office:value-type="float" office:value="598.9">
                <text:p>598.9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1096.2">
                <text:p>1096.2</text:p>
              </table:table-cell>
              <table:table-cell office:value-type="float" office:value="48.4">
                <text:p>48.4</text:p>
              </table:table-cell>
              <table:table-cell office:value-type="float" office:value="20.6">
                <text:p>20.6</text:p>
              </table:table-cell>
              <table:table-cell office:value-type="float" office:value="610.1">
                <text:p>610.1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1101.8">
                <text:p>1101.8</text:p>
              </table:table-cell>
              <table:table-cell office:value-type="float" office:value="48.5">
                <text:p>48.5</text:p>
              </table:table-cell>
              <table:table-cell office:value-type="float" office:value="25.3">
                <text:p>25.3</text:p>
              </table:table-cell>
              <table:table-cell office:value-type="float" office:value="595.699999999999">
                <text:p>595.6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1092.2">
                <text:p>1092.2</text:p>
              </table:table-cell>
              <table:table-cell office:value-type="float" office:value="43.8">
                <text:p>43.8</text:p>
              </table:table-cell>
              <table:table-cell office:value-type="float" office:value="23.3">
                <text:p>23.3</text:p>
              </table:table-cell>
              <table:table-cell office:value-type="float" office:value="577.6">
                <text:p>577.6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1083.5">
                <text:p>1083.5</text:p>
              </table:table-cell>
              <table:table-cell office:value-type="float" office:value="43.3">
                <text:p>43.3</text:p>
              </table:table-cell>
              <table:table-cell office:value-type="float" office:value="25.1">
                <text:p>25.1</text:p>
              </table:table-cell>
              <table:table-cell office:value-type="float" office:value="577.7">
                <text:p>577.7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1092.5">
                <text:p>1092.5</text:p>
              </table:table-cell>
              <table:table-cell office:value-type="float" office:value="45.7">
                <text:p>45.7</text:p>
              </table:table-cell>
              <table:table-cell office:value-type="float" office:value="20.9">
                <text:p>20.9</text:p>
              </table:table-cell>
              <table:table-cell office:value-type="float" office:value="583.6">
                <text:p>583.6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1100.2">
                <text:p>1100.2</text:p>
              </table:table-cell>
              <table:table-cell office:value-type="float" office:value="45.8">
                <text:p>45.8</text:p>
              </table:table-cell>
              <table:table-cell office:value-type="float" office:value="24.9">
                <text:p>24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1103.7">
                <text:p>1103.7</text:p>
              </table:table-cell>
              <table:table-cell office:value-type="float" office:value="48.9">
                <text:p>48.9</text:p>
              </table:table-cell>
              <table:table-cell office:value-type="float" office:value="22.4">
                <text:p>22.4</text:p>
              </table:table-cell>
              <table:table-cell office:value-type="float" office:value="602.799999999999">
                <text:p>602.799999999999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1097.7">
                <text:p>1097.7</text:p>
              </table:table-cell>
              <table:table-cell office:value-type="float" office:value="49.3">
                <text:p>49.3</text:p>
              </table:table-cell>
              <table:table-cell office:value-type="float" office:value="25.2">
                <text:p>25.2</text:p>
              </table:table-cell>
              <table:table-cell office:value-type="float" office:value="598.299999999999">
                <text:p>598.2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1085">
                <text:p>1085</text:p>
              </table:table-cell>
              <table:table-cell office:value-type="float" office:value="43.1">
                <text:p>43.1</text:p>
              </table:table-cell>
              <table:table-cell office:value-type="float" office:value="21.2">
                <text:p>21.2</text:p>
              </table:table-cell>
              <table:table-cell office:value-type="float" office:value="582.3">
                <text:p>582.3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1087.7">
                <text:p>1087.7</text:p>
              </table:table-cell>
              <table:table-cell office:value-type="float" office:value="43.1">
                <text:p>43.1</text:p>
              </table:table-cell>
              <table:table-cell office:value-type="float" office:value="24.6">
                <text:p>24.6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1091.4">
                <text:p>1091.4</text:p>
              </table:table-cell>
              <table:table-cell office:value-type="float" office:value="45.5">
                <text:p>45.5</text:p>
              </table:table-cell>
              <table:table-cell office:value-type="float" office:value="20.7">
                <text:p>20.7</text:p>
              </table:table-cell>
              <table:table-cell office:value-type="float" office:value="599.799999999999">
                <text:p>599.79999999999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1092.4">
                <text:p>1092.4</text:p>
              </table:table-cell>
              <table:table-cell office:value-type="float" office:value="45.8">
                <text:p>45.8</text:p>
              </table:table-cell>
              <table:table-cell office:value-type="float" office:value="24">
                <text:p>24</text:p>
              </table:table-cell>
              <table:table-cell office:value-type="float" office:value="602.700000000001">
                <text:p>602.700000000001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1111.9">
                <text:p>1111.9</text:p>
              </table:table-cell>
              <table:table-cell office:value-type="float" office:value="49.3">
                <text:p>49.3</text:p>
              </table:table-cell>
              <table:table-cell office:value-type="float" office:value="21.8">
                <text:p>21.8</text:p>
              </table:table-cell>
              <table:table-cell office:value-type="float" office:value="613.799999999996">
                <text:p>613.799999999996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1097.9">
                <text:p>1097.9</text:p>
              </table:table-cell>
              <table:table-cell office:value-type="float" office:value="48.7">
                <text:p>48.7</text:p>
              </table:table-cell>
              <table:table-cell office:value-type="float" office:value="23.7">
                <text:p>23.7</text:p>
              </table:table-cell>
              <table:table-cell office:value-type="float" office:value="612.699999999997">
                <text:p>612.699999999997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1088">
                <text:p>1088</text:p>
              </table:table-cell>
              <table:table-cell office:value-type="float" office:value="43.1">
                <text:p>43.1</text:p>
              </table:table-cell>
              <table:table-cell office:value-type="float" office:value="21.6">
                <text:p>21.6</text:p>
              </table:table-cell>
              <table:table-cell office:value-type="float" office:value="594.8">
                <text:p>594.8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1089.3">
                <text:p>1089.3</text:p>
              </table:table-cell>
              <table:table-cell office:value-type="float" office:value="43">
                <text:p>43</text:p>
              </table:table-cell>
              <table:table-cell office:value-type="float" office:value="24.2">
                <text:p>24.2</text:p>
              </table:table-cell>
              <table:table-cell office:value-type="float" office:value="596.299999999999">
                <text:p>596.299999999999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1092.9">
                <text:p>1092.9</text:p>
              </table:table-cell>
              <table:table-cell office:value-type="float" office:value="46.1">
                <text:p>46.1</text:p>
              </table:table-cell>
              <table:table-cell office:value-type="float" office:value="21.5">
                <text:p>21.5</text:p>
              </table:table-cell>
              <table:table-cell office:value-type="float" office:value="613.599999999999">
                <text:p>613.599999999999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1096.6">
                <text:p>1096.6</text:p>
              </table:table-cell>
              <table:table-cell office:value-type="float" office:value="46.3">
                <text:p>46.3</text:p>
              </table:table-cell>
              <table:table-cell office:value-type="float" office:value="25.4">
                <text:p>25.4</text:p>
              </table:table-cell>
              <table:table-cell office:value-type="float" office:value="605.599999999999">
                <text:p>605.599999999999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1096.9">
                <text:p>1096.9</text:p>
              </table:table-cell>
              <table:table-cell office:value-type="float" office:value="48.6">
                <text:p>48.6</text:p>
              </table:table-cell>
              <table:table-cell office:value-type="float" office:value="21.6">
                <text:p>21.6</text:p>
              </table:table-cell>
              <table:table-cell office:value-type="float" office:value="620.499999999985">
                <text:p>620.499999999985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1105.3">
                <text:p>1105.3</text:p>
              </table:table-cell>
              <table:table-cell office:value-type="float" office:value="49.2">
                <text:p>49.2</text:p>
              </table:table-cell>
              <table:table-cell office:value-type="float" office:value="25.7">
                <text:p>25.7</text:p>
              </table:table-cell>
              <table:table-cell office:value-type="float" office:value="606.300000000003">
                <text:p>606.300000000003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1058.6">
                <text:p>1058.6</text:p>
              </table:table-cell>
              <table:table-cell office:value-type="float" office:value="60">
                <text:p>60</text:p>
              </table:table-cell>
              <table:table-cell office:value-type="float" office:value="32.7">
                <text:p>32.7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1063.6">
                <text:p>1063.6</text:p>
              </table:table-cell>
              <table:table-cell office:value-type="float" office:value="60.4">
                <text:p>60.4</text:p>
              </table:table-cell>
              <table:table-cell office:value-type="float" office:value="35.8">
                <text:p>35.8</text:p>
              </table:table-cell>
              <table:table-cell office:value-type="float" office:value="623.8">
                <text:p>623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1063.4">
                <text:p>1063.4</text:p>
              </table:table-cell>
              <table:table-cell office:value-type="float" office:value="61.6">
                <text:p>61.6</text:p>
              </table:table-cell>
              <table:table-cell office:value-type="float" office:value="33">
                <text:p>33</text:p>
              </table:table-cell>
              <table:table-cell office:value-type="float" office:value="845.600000000002">
                <text:p>845.600000000002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1078.3">
                <text:p>1078.3</text:p>
              </table:table-cell>
              <table:table-cell office:value-type="float" office:value="63.1">
                <text:p>63.1</text:p>
              </table:table-cell>
              <table:table-cell office:value-type="float" office:value="35">
                <text:p>35</text:p>
              </table:table-cell>
              <table:table-cell office:value-type="float" office:value="860.599999999999">
                <text:p>860.599999999999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52.6">
                <text:p>1152.6</text:p>
              </table:table-cell>
              <table:table-cell office:value-type="float" office:value="45.8">
                <text:p>45.8</text:p>
              </table:table-cell>
              <table:table-cell office:value-type="float" office:value="31.4">
                <text:p>31.4</text:p>
              </table:table-cell>
              <table:table-cell office:value-type="float" office:value="589.7">
                <text:p>589.7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48.2">
                <text:p>1148.2</text:p>
              </table:table-cell>
              <table:table-cell office:value-type="float" office:value="45.8">
                <text:p>45.8</text:p>
              </table:table-cell>
              <table:table-cell office:value-type="float" office:value="41.3">
                <text:p>41.3</text:p>
              </table:table-cell>
              <table:table-cell office:value-type="float" office:value="606.1">
                <text:p>606.1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57.1">
                <text:p>1157.1</text:p>
              </table:table-cell>
              <table:table-cell office:value-type="float" office:value="47.7">
                <text:p>47.7</text:p>
              </table:table-cell>
              <table:table-cell office:value-type="float" office:value="31.3">
                <text:p>31.3</text:p>
              </table:table-cell>
              <table:table-cell office:value-type="float" office:value="610.8">
                <text:p>610.8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42.7">
                <text:p>1142.7</text:p>
              </table:table-cell>
              <table:table-cell office:value-type="float" office:value="46.8">
                <text:p>46.8</text:p>
              </table:table-cell>
              <table:table-cell office:value-type="float" office:value="40.1">
                <text:p>40.1</text:p>
              </table:table-cell>
              <table:table-cell office:value-type="float" office:value="636.2">
                <text:p>636.2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207.7">
                <text:p>1207.7</text:p>
              </table:table-cell>
              <table:table-cell office:value-type="float" office:value="50.1">
                <text:p>50.1</text:p>
              </table:table-cell>
              <table:table-cell office:value-type="float" office:value="45.1">
                <text:p>45.1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212">
                <text:p>1212</text:p>
              </table:table-cell>
              <table:table-cell office:value-type="float" office:value="53.5">
                <text:p>53.5</text:p>
              </table:table-cell>
              <table:table-cell office:value-type="float" office:value="55.4">
                <text:p>55.4</text:p>
              </table:table-cell>
              <table:table-cell office:value-type="float" office:value="587.8">
                <text:p>587.8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215.4">
                <text:p>1215.4</text:p>
              </table:table-cell>
              <table:table-cell office:value-type="float" office:value="51.1">
                <text:p>51.1</text:p>
              </table:table-cell>
              <table:table-cell office:value-type="float" office:value="45.5">
                <text:p>45.5</text:p>
              </table:table-cell>
              <table:table-cell office:value-type="float" office:value="628.1">
                <text:p>628.1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207.6">
                <text:p>1207.6</text:p>
              </table:table-cell>
              <table:table-cell office:value-type="float" office:value="54.8">
                <text:p>54.8</text:p>
              </table:table-cell>
              <table:table-cell office:value-type="float" office:value="53.3">
                <text:p>53.3</text:p>
              </table:table-cell>
              <table:table-cell office:value-type="float" office:value="633.000000000001">
                <text:p>633.00000000000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43.7">
                <text:p>1143.7</text:p>
              </table:table-cell>
              <table:table-cell office:value-type="float" office:value="42.3">
                <text:p>42.3</text:p>
              </table:table-cell>
              <table:table-cell office:value-type="float" office:value="14.5">
                <text:p>14.5</text:p>
              </table:table-cell>
              <table:table-cell office:value-type="float" office:value="581.9">
                <text:p>581.9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45.6">
                <text:p>1145.6</text:p>
              </table:table-cell>
              <table:table-cell office:value-type="float" office:value="41.1">
                <text:p>41.1</text:p>
              </table:table-cell>
              <table:table-cell office:value-type="float" office:value="17.1">
                <text:p>17.1</text:p>
              </table:table-cell>
              <table:table-cell office:value-type="float" office:value="580.1">
                <text:p>580.1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50.5">
                <text:p>1150.5</text:p>
              </table:table-cell>
              <table:table-cell office:value-type="float" office:value="44.2">
                <text:p>44.2</text:p>
              </table:table-cell>
              <table:table-cell office:value-type="float" office:value="14.6">
                <text:p>14.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45.9">
                <text:p>1145.9</text:p>
              </table:table-cell>
              <table:table-cell office:value-type="float" office:value="42.1">
                <text:p>42.1</text:p>
              </table:table-cell>
              <table:table-cell office:value-type="float" office:value="16.6">
                <text:p>16.6</text:p>
              </table:table-cell>
              <table:table-cell office:value-type="float" office:value="670.1">
                <text:p>670.1</text:p>
              </table:table-cell>
            </table:table-row>
            <table:table-row>
              <table:table-cell office:value-type="string">
                <text:p>tpch-SF-1-non-vectorised</text:p>
              </table:table-cell>
              <table:table-cell office:value-type="float" office:value="1177.1">
                <text:p>1177.1</text:p>
              </table:table-cell>
              <table:table-cell office:value-type="float" office:value="56">
                <text:p>56</text:p>
              </table:table-cell>
              <table:table-cell office:value-type="float" office:value="74.7">
                <text:p>74.7</text:p>
              </table:table-cell>
              <table:table-cell office:value-type="float" office:value="627.3">
                <text:p>627.3</text:p>
              </table:table-cell>
            </table:table-row>
            <table:table-row>
              <table:table-cell office:value-type="string">
                <text:p>tpch-SF-1-vectorised</text:p>
              </table:table-cell>
              <table:table-cell office:value-type="float" office:value="1174.3">
                <text:p>1174.3</text:p>
              </table:table-cell>
              <table:table-cell office:value-type="float" office:value="56.6">
                <text:p>56.6</text:p>
              </table:table-cell>
              <table:table-cell office:value-type="float" office:value="89.7">
                <text:p>89.7</text:p>
              </table:table-cell>
              <table:table-cell office:value-type="float" office:value="674.7">
                <text:p>674.7</text:p>
              </table:table-cell>
            </table:table-row>
            <table:table-row>
              <table:table-cell office:value-type="string">
                <text:p>tpch-SF-10-non-vectorised</text:p>
              </table:table-cell>
              <table:table-cell office:value-type="float" office:value="1176.4">
                <text:p>1176.4</text:p>
              </table:table-cell>
              <table:table-cell office:value-type="float" office:value="55.5">
                <text:p>55.5</text:p>
              </table:table-cell>
              <table:table-cell office:value-type="float" office:value="70.5">
                <text:p>70.5</text:p>
              </table:table-cell>
              <table:table-cell office:value-type="float" office:value="822.9">
                <text:p>822.9</text:p>
              </table:table-cell>
            </table:table-row>
            <table:table-row>
              <table:table-cell office:value-type="string">
                <text:p>tpch-SF-10-vectorised</text:p>
              </table:table-cell>
              <table:table-cell office:value-type="float" office:value="1169.2">
                <text:p>1169.2</text:p>
              </table:table-cell>
              <table:table-cell office:value-type="float" office:value="56.9">
                <text:p>56.9</text:p>
              </table:table-cell>
              <table:table-cell office:value-type="float" office:value="84.6">
                <text:p>84.6</text:p>
              </table:table-cell>
              <table:table-cell office:value-type="float" office:value="769.799999999999">
                <text:p>769.7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